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64.44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212.34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197.89pt"/>
    </style:style>
    <style:style style:name="co13" style:family="table-column">
      <style:table-column-properties fo:break-before="auto" style:column-width="74.21pt"/>
    </style:style>
    <style:style style:name="co14" style:family="table-column">
      <style:table-column-properties fo:break-before="auto" style:column-width="720.2pt"/>
    </style:style>
    <style:style style:name="co15" style:family="table-column">
      <style:table-column-properties fo:break-before="auto" style:column-width="191.31pt"/>
    </style:style>
    <style:style style:name="co16" style:family="table-column">
      <style:table-column-properties fo:break-before="auto" style:column-width="163.05pt"/>
    </style:style>
    <style:style style:name="co17" style:family="table-column">
      <style:table-column-properties fo:break-before="auto" style:column-width="137.76pt"/>
    </style:style>
    <style:style style:name="co18" style:family="table-column">
      <style:table-column-properties fo:break-before="auto" style:column-width="81.81pt"/>
    </style:style>
    <style:style style:name="co19" style:family="table-column">
      <style:table-column-properties fo:break-before="auto" style:column-width="9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3.24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74pt solid #000000" fo:border-left="none" fo:border-right="none" fo:border-top="none"/>
    </style:style>
    <style:style style:name="ce122" style:family="table-cell" style:parent-style-name="Default">
      <style:text-properties fo:font-style="italic" style:font-style-asian="italic" style:font-style-complex="italic"/>
    </style:style>
    <style:style style:name="ce127" style:family="table-cell" style:parent-style-name="Default">
      <style:text-properties style:use-window-font-color="true"/>
    </style:style>
    <style:style style:name="ce129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order="none"/>
    </style:style>
    <style:style style:name="ce13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ext-properties fo:color="#b85c00"/>
    </style:style>
    <style:style style:name="ce13" style:family="table-cell" style:parent-style-name="Default">
      <style:text-properties fo:color="#355269"/>
    </style:style>
    <style:style style:name="ce96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map style:condition="cell-content()=0" style:apply-style-name="Bad" style:base-cell-address="Commands.D4"/>
    </style:style>
    <style:style style:name="ce16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Commands.D4"/>
    </style:style>
    <style:style style:name="ce17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9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22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64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24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25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44" style:family="table-cell" style:parent-style-name="Default">
      <style:text-properties fo:color="#8d281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45" style:family="table-cell" style:parent-style-name="Default">
      <style:text-properties style:use-window-font-color="tru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26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70" style:family="table-cell" style:parent-style-name="Default">
      <style:table-cell-properties fo:border-bottom="none" fo:border-left="none" fo:border-right="0.74pt solid #000000" fo:border-top="none"/>
    </style:style>
    <style:style style:name="ce49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172" style:family="table-cell" style:parent-style-name="Default">
      <style:table-cell-properties fo:border-bottom="0.74pt solid #000000" fo:border-left="0.74pt solid #000000" fo:border-right="none" fo:border-top="none"/>
    </style:style>
    <style:style style:name="ce102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Commands.D4"/>
    </style:style>
    <style:style style:name="ce18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"/>
      <style:map style:condition="cell-content()=0" style:apply-style-name="Bad" style:base-cell-address="Commands.D4"/>
    </style:style>
    <style:style style:name="ce175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style:font-size-asian="8pt" style:font-size-complex="8pt"/>
      <style:map style:condition="cell-content()=0" style:apply-style-name="Bad" style:base-cell-address="Commands.D4"/>
    </style:style>
    <style:style style:name="ce105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78" style:family="table-cell" style:parent-style-name="Default">
      <style:text-properties style:font-name="DejaVu Sans Mono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79" style:family="table-cell" style:parent-style-name="Default">
      <style:table-cell-properties fo:border="none"/>
      <style:text-properties style:font-name="DejaVu Sans Mono"/>
    </style:style>
    <style:style style:name="ce180" style:family="table-cell" style:parent-style-name="Default">
      <style:text-properties style:font-name="DejaVu Sans Mono"/>
    </style:style>
    <style:style style:name="ce36" style:family="table-cell" style:parent-style-name="Default">
      <style:text-properties style:use-window-font-color="true" style:font-name="DejaVu Sans Mono"/>
    </style:style>
    <style:style style:name="ce106" style:family="table-cell" style:parent-style-name="Default">
      <style:table-cell-properties fo:border="none"/>
      <style:text-properties style:font-name="DejaVu Sans Mono"/>
    </style:style>
    <style:style style:name="ce38" style:family="table-cell" style:parent-style-name="Default">
      <style:table-cell-properties fo:border="none"/>
      <style:text-properties style:use-window-font-color="true" style:font-name="DejaVu Sans Mono"/>
    </style:style>
    <style:style style:name="ce184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85" style:family="table-cell" style:parent-style-name="Default">
      <style:table-cell-properties fo:border-bottom="0.74pt solid #000000" fo:border-left="none" fo:border-right="0.74pt solid #000000" fo:border-top="none"/>
    </style:style>
    <style:style style:name="ce108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42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"/>
    </style:style>
    <style:style style:name="ce43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1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46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12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48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11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50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19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99">
      <style:map style:condition="cell-content()=1" style:apply-style-name="Bad" style:base-cell-address="Commands.N3"/>
    </style:style>
    <style:style style:name="ce53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19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00" style:family="table-cell" style:parent-style-name="Default">
      <style:text-properties fo:color="#ff4000"/>
    </style:style>
    <style:style style:name="ce81" style:family="table-cell" style:parent-style-name="Default">
      <style:map style:condition="cell-content()=0" style:apply-style-name="Bad" style:base-cell-address="'Rough - DCS FA18C'.B2"/>
    </style:style>
    <style:style style:name="ce202" style:family="table-cell" style:parent-style-name="Default">
      <style:text-properties fo:color="#8d281e"/>
    </style:style>
    <style:style style:name="ce203" style:family="table-cell" style:parent-style-name="Default">
      <style:table-cell-properties fo:background-color="transparent"/>
      <style:text-properties fo:color="#8d281e"/>
    </style:style>
    <style:style style:name="ce84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'Rough - DCS FA18C'.B2"/>
    </style:style>
    <style:style style:name="ce205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DCS FA18C'.B2"/>
    </style:style>
    <style:style style:name="ce206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DCS FA18C'.B2"/>
    </style:style>
    <style:style style:name="ce208" style:family="table-cell" style:parent-style-name="Default">
      <style:table-cell-properties fo:border="none"/>
      <style:text-properties style:use-window-font-color="true" style:font-name="DejaVu Sans Mono"/>
      <style:map style:condition="cell-content()=0" style:apply-style-name="Bad" style:base-cell-address="'Rough - DCS FA18C'.B2"/>
    </style:style>
    <style:style style:name="ce209" style:family="table-cell" style:parent-style-name="Default"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10" style:family="table-cell" style:parent-style-name="Default">
      <style:text-properties style:font-name="DejaVu Sans Mono1" fo:font-size="9pt" style:font-size-asian="9pt" style:font-size-complex="9pt"/>
    </style:style>
    <style:style style:name="ce91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92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9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98" style:family="table-cell" style:parent-style-name="Default" style:data-style-name="N99">
      <style:map style:condition="cell-content()=1" style:apply-style-name="Bad" style:base-cell-address="'Rough - DCS FA18C'.N2"/>
    </style:style>
    <style:style style:name="ce99" style:family="table-cell" style:parent-style-name="Default">
      <style:map style:condition="cell-content()=0" style:apply-style-name="Bad" style:base-cell-address="'Rough - Elite Dangerous'.B2"/>
    </style:style>
    <style:style style:name="ce100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Elite Dangerous'.B2"/>
    </style:style>
    <style:style style:name="ce217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Elite Dangerous'.B2"/>
    </style:style>
    <style:style style:name="ce104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107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109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110" style:family="table-cell" style:parent-style-name="Default" style:data-style-name="N99">
      <style:map style:condition="cell-content()=1" style:apply-style-name="Bad" style:base-cell-address="'Rough - Elite Dangerous'.N2"/>
    </style:style>
    <style:style style:name="ce223" style:family="table-cell" style:parent-style-name="Default">
      <style:text-properties style:font-name="DejaVu Sans Mono1"/>
    </style:style>
    <style:style style:name="ce224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225" style:family="table-cell" style:parent-style-name="Default">
      <style:text-properties fo:font-style="normal" style:font-style-asian="normal" style:font-style-complex="normal"/>
    </style:style>
    <style:style style:name="ce226" style:family="table-cell" style:parent-style-name="Default">
      <style:text-properties fo:color="#8d281e"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28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map style:condition="cell-content()=0" style:apply-style-name="Bad" style:base-cell-address="'Scratch - Commands'.D3"/>
    </style:style>
    <style:style style:name="ce124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Scratch - Commands'.D3"/>
    </style:style>
    <style:style style:name="ce125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126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128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130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93.09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96.49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fo:font-weight="normal" style:text-underline-style="none" style:text-underline-color="font-color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8d281e"/>
    </style:style>
    <style:style style:name="T10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style:use-window-font-color="true"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use-window-font-color="true" style:font-name="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ff4000"/>
    </style:style>
    <style:style style:name="T19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0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2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4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4000"/>
    </style:style>
    <style:style style:name="T25" style:family="text">
      <style:text-properties style:font-name="DejaVu Sans Mono" fo:font-size="10pt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style:text-underline-style="solid" style:text-underline-width="auto" style:text-underline-color="font-color" fo:font-style="italic" style:font-style-asian="italic" style:font-style-complex="italic"/>
    </style:style>
    <style:style style:name="T26" style:family="text">
      <style:text-properties style:font-name="DejaVu Sans Mono" fo:font-size="10pt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style:text-underline-style="none" style:text-underline-color="font-color" fo:font-style="normal" style:font-style-asian="normal" style:font-style-complex="normal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tyle="italic" style:font-size-asian="8pt" style:font-size-complex="8pt" style:font-style-asian="italic" style:font-style-complex="italic"/>
    </style:style>
    <style:style style:name="T29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3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style:font-name="DejaVu Sans Mono" fo:font-size="8pt" fo:font-style="italic" style:font-size-asian="8pt" style:font-size-complex="8pt" style:font-style-asian="italic" style:font-style-complex="italic"/>
    </style:style>
    <style:style style:name="T31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name="DejaVu Sans Mono" fo:font-size="8pt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32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9"/>
        <table:table-column table:style-name="co6" table:default-cell-style-name="ce106"/>
        <table:table-column table:style-name="co7" table:default-cell-style-name="ce106"/>
        <table:table-column table:style-name="co7" table:default-cell-style-name="ce108"/>
        <table:table-column table:style-name="co7" table:number-columns-repeated="3" table:default-cell-style-name="Default"/>
        <table:table-column table:style-name="co7" table:default-cell-style-name="ce170"/>
        <table:table-column table:style-name="co8" table:number-columns-repeated="2" table:default-cell-style-name="ce6"/>
        <table:table-column table:style-name="co8" table:default-cell-style-name="ce170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"/>
          <table:covered-table-cell/>
          <table:covered-table-cell table:number-columns-repeated="2" table:style-name="ce179"/>
          <table:covered-table-cell table:style-name="ce184"/>
          <table:table-cell table:style-name="ce1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6"/>
          <table:covered-table-cell/>
          <table:table-cell table:style-name="ce69" office:value-type="string" calcext:value-type="string" table:number-columns-spanned="7" table:number-rows-spanned="1">
            <text:p>Discrepancy</text:p>
          </table:table-cell>
          <table:covered-table-cell table:style-name="ce69"/>
          <table:covered-table-cell table:style-name="ce1"/>
          <table:covered-table-cell table:style-name="ce196"/>
          <table:covered-table-cell table:number-columns-repeated="3" table:style-name="ce199"/>
          <table:table-cell table:style-name="ce6" table:number-columns-repeated="45"/>
        </table:table-row>
        <table:table-row table:style-name="ro1">
          <table:table-cell table:style-name="ce121" office:value-type="string" calcext:value-type="string">
            <text:p>Category</text:p>
          </table:table-cell>
          <table:table-cell table:style-name="ce121" office:value-type="string" calcext:value-type="string">
            <text:p>Command</text:p>
          </table:table-cell>
          <table:table-cell table:style-name="ce121" office:value-type="string" calcext:value-type="string">
            <text:p>Variant</text:p>
          </table:table-cell>
          <table:table-cell table:style-name="ce121" office:value-type="string" calcext:value-type="string">
            <text:p>Signaling Keybind</text:p>
          </table:table-cell>
          <table:table-cell table:style-name="ce172" office:value-type="string" calcext:value-type="string">
            <text:p>HOTAS</text:p>
          </table:table-cell>
          <table:table-cell table:style-name="ce121" office:value-type="string" calcext:value-type="string">
            <text:p>Voice</text:p>
          </table:table-cell>
          <table:table-cell table:style-name="ce121" office:value-type="string" calcext:value-type="string">
            <text:p>Panel</text:p>
          </table:table-cell>
          <table:table-cell table:style-name="ce185" office:value-type="string" calcext:value-type="string">
            <text:p>MFD</text:p>
          </table:table-cell>
          <table:table-cell table:style-name="ce121" office:value-type="string" calcext:value-type="string">
            <text:p>HOTAS</text:p>
          </table:table-cell>
          <table:table-cell table:style-name="ce121" office:value-type="string" calcext:value-type="string">
            <text:p>Voice</text:p>
          </table:table-cell>
          <table:table-cell table:style-name="ce121" office:value-type="string" calcext:value-type="string">
            <text:p>Panel</text:p>
          </table:table-cell>
          <table:table-cell table:style-name="ce185" office:value-type="string" calcext:value-type="string">
            <text:p>MFD</text:p>
          </table:table-cell>
          <table:table-cell table:style-name="ce121" office:value-type="string" calcext:value-type="string">
            <text:p>Present</text:p>
          </table:table-cell>
          <table:table-cell table:style-name="ce121" office:value-type="string" calcext:value-type="string">
            <text:p>Missing</text:p>
          </table:table-cell>
          <table:table-cell table:style-name="ce185" office:value-type="string" calcext:value-type="string">
            <text:p>Degraded</text:p>
          </table:table-cell>
          <table:table-cell table:style-name="ce121" office:value-type="string" calcext:value-type="string">
            <text:p>HOTAS</text:p>
          </table:table-cell>
          <table:table-cell table:style-name="ce121" office:value-type="string" calcext:value-type="string">
            <text:p>Voice</text:p>
          </table:table-cell>
          <table:table-cell table:style-name="ce121" office:value-type="string" calcext:value-type="string">
            <text:p>Panel</text:p>
          </table:table-cell>
          <table:table-cell table:style-name="ce121" office:value-type="string" calcext:value-type="string">
            <text:p>MFD</text:p>
          </table:table-cell>
          <table:table-cell table:style-name="ce121" table:number-columns-repeated="45"/>
        </table:table-row>
        <table:table-row table:style-name="ro2">
          <table:table-cell table:style-name="ce122" office:value-type="string" calcext:value-type="string">
            <text:p>Direction</text:p>
          </table:table-cell>
          <table:table-cell table:style-name="ce137" office:value-type="string" calcext:value-type="string">
            <text:p>Pitch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_AXIS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1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13" table:formula="of:=AND(ISBLANK([.$E4]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for autopilot.</text:span></text:p>
              <text:p text:style-name="P1"><text:span text:style-name="T1"/></text:p>
              <text:p text:style-name="P1"><text:span text:style-name="T1">DCS should use FFB stick/throttle inputs directly if possible.</text:span></text:p>
            </office:annotation>
            <text:p>T16KTR_<text:span text:style-name="T4">ST-X</text:span>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12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113" table:formula="of:=AND(ISBLANK([.$E5]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Roll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_AXIS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12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13" table:formula="of:=AND(ISBLANK([.$E7]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text:p>T16KTR_<text:span text:style-name="T4">ST-Y</text:span>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1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13" table:formula="of:=AND(ISBLANK([.$E8]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Yaw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Z_AXIS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12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13" table:formula="of:=AND(ISBLANK([.$E10]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16" office:value-type="string" calcext:value-type="string">
            <text:p>T16KTR_<text:span text:style-name="T4">ST-Z</text:span>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12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13" table:formula="of:=AND(ISBLANK([.$E11]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Thrust</text:p>
          </table:table-cell>
          <table:table-cell table:style-name="ce137" office:value-type="string" calcext:value-type="string">
            <text:p>Forward/Backward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112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113" table:formula="of:=AND(ISBLANK([.$E13]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1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13" table:formula="of:=AND(ISBLANK([.$E14]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Afterburner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boos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T16KJG_<text:span text:style-name="T4">TH-6</text:span></text:p>
            <text:p>T16KTR_<text:span text:style-name="T4">TH-TLOCK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12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113" table:formula="of:=AND(ISBLANK([.$E16]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56% - T16KJG_<text:span text:style-name="T4">TH-Z</text:span></text:p>
            <text:p><text:span text:style-name="T8">-56%? - </text:span>T16KTR_<text:span text:style-name="T4">TH-Z</text:span>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12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13" table:formula="of:=AND(ISBLANK([.$E17]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137" office:value-type="string" calcext:value-type="string">
            <text:p>Left/Right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ROT_AXIS</text:p>
          </table:table-cell>
          <table:table-cell table:style-name="ce102" office:value-type="string" calcext:value-type="string">
            <text:p>T16KTR_<text:span text:style-name="T4">TH-X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12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13" table:formula="of:=AND(ISBLANK([.$E19]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Up/Down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ROT_AXIS</text:p>
          </table:table-cell>
          <table:table-cell table:style-name="ce102" office:value-type="string" calcext:value-type="string">
            <text:p>T16KTR_<text:span text:style-name="T4">TH-Y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12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13" table:formula="of:=AND(ISBLANK([.$E21]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Trim</text:p>
          </table:table-cell>
          <table:table-cell table:style-name="ce137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BREAK – Cycle, 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12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113" table:formula="of:=AND(ISBLANK([.$E23]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Trim Elevator PUSH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;</text:p>
          </table:table-cell>
          <table:table-cell table:style-name="ce102" office:value-type="string" calcext:value-type="string">
            <text:p>T16KTR_<text:span text:style-name="T4">ST-H1U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112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113" table:formula="of:=AND(ISBLANK([.$E24]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Down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BREAK – Cycle, </text:span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12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13" table:formula="of:=AND(ISBLANK([.$E26]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Trim Elevator PULL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.</text:p>
          </table:table-cell>
          <table:table-cell table:style-name="ce102" office:value-type="string" calcext:value-type="string">
            <text:p>T16KTR_<text:span text:style-name="T4">ST-H1D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12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113" table:formula="of:=AND(ISBLANK([.$E27]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Left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12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113" table:formula="of:=AND(ISBLANK([.$E29]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Aileron Trim Lef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,</text:p>
          </table:table-cell>
          <table:table-cell table:style-name="ce102" office:value-type="string" calcext:value-type="string">
            <text:p>T16KTR_<text:span text:style-name="T4">ST-H1L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112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113" table:formula="of:=AND(ISBLANK([.$E30]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Right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12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113" table:formula="of:=AND(ISBLANK([.$E32]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Aileron Trim Righ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/</text:p>
          </table:table-cell>
          <table:table-cell table:style-name="ce102" office:value-type="string" calcext:value-type="string">
            <text:p>T16KTR_<text:span text:style-name="T4">ST-H1R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12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113" table:formula="of:=AND(ISBLANK([.$E33]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Weapons</text:p>
          </table:table-cell>
          <table:table-cell table:style-name="ce137" office:value-type="string" calcext:value-type="string">
            <text:p>Primary Fire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</text:p>
          </table:table-cell>
          <table:table-cell table:style-name="ce102" office:value-type="string" calcext:value-type="string">
            <text:p>T16KTR_<text:span text:style-name="T4">ST-1</text:span> [O_*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12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13" table:formula="of:=AND(ISBLANK([.$E35]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X</text:p>
            <text:p>Primary Fire Cycl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 , DXHATDOWN</text:p>
          </table:table-cell>
          <table:table-cell table:style-name="ce102" office:value-type="string" calcext:value-type="string">
            <text:p>T16KTR_<text:span text:style-name="T4">ST-1</text:span> [I_*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12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13" table:formula="of:=AND(ISBLANK([.$E36]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PC</text:p>
          </table:table-cell>
          <table:table-cell table:style-name="ce102" office:value-type="string" calcext:value-type="string">
            <text:p>T16KTR_<text:span text:style-name="T4">ST-1</text:span><text:span text:style-name="T7"> [O_M]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112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113" table:formula="of:=AND(ISBLANK([.$E37]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Secondary Fire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2</text:p>
          </table:table-cell>
          <table:table-cell table:style-name="ce102" office:value-type="string" calcext:value-type="string">
            <text:p>T16KTR_<text:span text:style-name="T4">ST-2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112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113" table:formula="of:=AND(ISBLANK([.$E39]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7" table:number-columns-repeated="2"/>
          <table:table-cell table:style-name="ce13" office:value-type="string" calcext:value-type="string">
            <text:p>DCS – FA18C</text:p>
          </table:table-cell>
          <table:table-cell table:style-name="ce19" office:value-type="string" calcext:value-type="string">
            <text:p>R_ALT SPC</text:p>
          </table:table-cell>
          <table:table-cell table:style-name="ce18" office:value-type="string" calcext:value-type="string">
            <text:p><text:span text:style-name="T10">T16KTR_</text:span><text:span text:style-name="T11">ST-2</text:span><text:span text:style-name="T12"> [O_M]</text:span></text:p>
          </table:table-cell>
          <table:table-cell table:style-name="ce36"/>
          <table:table-cell table:style-name="ce38"/>
          <table:table-cell table:style-name="ce42"/>
          <table:table-cell table:style-name="ce127" office:value-type="string" calcext:value-type="string">
            <text:p>+</text:p>
          </table:table-cell>
          <table:table-cell table:style-name="ce127" table:number-columns-repeated="2"/>
          <table:table-cell table:style-name="ce43"/>
          <table:table-cell table:style-name="ce46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48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50" table:formula="of:=AND(ISBLANK([.$E40]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127" table:number-columns-repeated="45"/>
        </table:table-row>
        <table:table-row table:style-name="ro2">
          <table:table-cell table:style-name="ce122" office:value-type="string" calcext:value-type="string">
            <text:p>Countermeasures</text:p>
          </table:table-cell>
          <table:table-cell table:style-name="ce137" office:value-type="string" calcext:value-type="string">
            <text:p>Flare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OVERLOAD</text:p>
            <text:p>[Shield] 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 , LSHIFT e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12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113" table:formula="of:=AND(ISBLANK([.$E42]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SHIFT e</text:p>
          </table:table-cell>
          <table:table-cell table:style-name="ce102" office:value-type="string" calcext:value-type="string">
            <text:p>T16KTR_<text:span text:style-name="T4">ST-3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12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113" table:formula="of:=AND(ISBLANK([.$E43]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hield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3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12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113" table:formula="of:=AND(ISBLANK([.$E44]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d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12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113" table:formula="of:=AND(ISBLANK([.$E45]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T16KTR_<text:span text:style-name="T4">ST-3</text:span> [I_D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112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113" table:formula="of:=AND(ISBLANK([.$E46]);NOT(ISBLANK([.$I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02" office:value-type="string" calcext:value-type="string">
            <text:p>T16KTR_<text:span text:style-name="T4">ST-3</text:span> [I_D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112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113" table:formula="of:=AND(ISBLANK([.$E47]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x</text:p>
          </table:table-cell>
          <table:table-cell table:style-name="ce102" office:value-type="string" calcext:value-type="string">
            <text:p>T16KTR_<text:span text:style-name="T4">ST-3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112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113" table:formula="of:=AND(ISBLANK([.$E48]);NOT(ISBLANK([.$I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Chaff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OVERLOAD</text:p>
            <text:p><text:span text:style-name="T3">[</text:span>Depart, Menu Nest] 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<text:span text:style-name="T3">DX4 , </text:span>L_ALT j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112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113" table:formula="of:=AND(ISBLANK([.$E50]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4</text:p>
          </table:table-cell>
          <table:table-cell table:style-name="ce102" office:value-type="string" calcext:value-type="string">
            <text:p>T16KTR_<text:span text:style-name="T4">ST-4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12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113" table:formula="of:=AND(ISBLANK([.$E51]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OVERLOAD</text:p>
            <text:p>[Menu Nest] Depart (HighWake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j</text:p>
          </table:table-cell>
          <table:table-cell table:style-name="ce102" office:value-type="string" calcext:value-type="string">
            <text:p>T16KTR_<text:span text:style-name="T4">ST-4</text:span> [I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112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113" table:formula="of:=AND(ISBLANK([.$E52]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OVERLOAD</text:span></text:p>
            <text:p><text:span text:style-name="T3">[SRV Handbrake] </text:span>LowWak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j</text:p>
          </table:table-cell>
          <table:table-cell table:style-name="ce102" office:value-type="string" calcext:value-type="string">
            <text:p>T16KTR_<text:span text:style-name="T4">ST-4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112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113" table:formula="of:=AND(ISBLANK([.$E53]);NOT(ISBLANK([.$I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112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113" table:formula="of:=AND(ISBLANK([.$E54]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UNUSUAL DUPLICATE</text:span></text:p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T16KTR_<text:span text:style-name="T4">ST-4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112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113" table:formula="of:=AND(ISBLANK([.$E55]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Cycle</text:p>
          </table:table-cell>
          <table:table-cell table:style-name="ce137" office:value-type="string" calcext:value-type="string">
            <text:p>primary+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12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113" table:formula="of:=AND(ISBLANK([.$E57]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Gu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x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112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113" table:formula="of:=AND(ISBLANK([.$E58]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primary-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D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112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113" table:formula="of:=AND(ISBLANK([.$E60]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parrow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w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112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113" table:formula="of:=AND(ISBLANK([.$E61]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secondary+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12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113" table:formula="of:=AND(ISBLANK([.$E63]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idewin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112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113" table:formula="of:=AND(ISBLANK([.$E64]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secondary-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112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113" table:formula="of:=AND(ISBLANK([.$E66]);NOT(ISBLANK([.$I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AMRAAM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d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112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113" table:formula="of:=AND(ISBLANK([.$E67]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AutoTargets</text:p>
          </table:table-cell>
          <table:table-cell table:style-name="ce137"/>
          <table:table-cell table:number-columns-repeated="2"/>
          <table:table-cell table:style-name="ce175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hostile+</text:p>
          </table:table-cell>
          <table:table-cell/>
          <table:table-cell table:style-name="ce164" office:value-type="string" calcext:value-type="string">
            <text:p>h</text:p>
          </table:table-cell>
          <table:table-cell table:style-name="ce175" office:value-type="string" calcext:value-type="string">
            <text:p><text:span text:style-name="T13">Throttle-Paddle O_M </text:span><text:span text:style-name="T1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112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113" table:formula="of:=AND(ISBLANK([.$E70]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=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1]));OR(NOT(ISBLANK([.$F71]));OR(NOT(ISBLANK([.$G71]));NOT(ISBLANK([.$H71])))))" office:value-type="boolean" office:boolean-value="true" calcext:value-type="boolean">
            <text:p>TRUE</text:p>
          </table:table-cell>
          <table:table-cell table:style-name="ce112" table:formula="of:=OR(OR(OR(IF([.$P71]=1);IF([.$Q71]=1));IF([.$R71]=1));IF([.$S71]=1))" office:value-type="boolean" office:boolean-value="false" calcext:value-type="boolean">
            <text:p>FALSE</text:p>
          </table:table-cell>
          <table:table-cell table:style-name="ce113" table:formula="of:=AND(ISBLANK([.$E71]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J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K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L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hostile-</text:p>
          </table:table-cell>
          <table:table-cell/>
          <table:table-cell table:style-name="ce164" office:value-type="string" calcext:value-type="string">
            <text:p>L_SHIFT h</text:p>
          </table:table-cell>
          <table:table-cell table:style-name="ce175" office:value-type="string" calcext:value-type="string">
            <text:p><text:span text:style-name="T13">Throttle-Paddle O_M </text:span><text:span text:style-name="T1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112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113" table:formula="of:=AND(ISBLANK([.$E73]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-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4]));OR(NOT(ISBLANK([.$F74]));OR(NOT(ISBLANK([.$G74]));NOT(ISBLANK([.$H74])))))" office:value-type="boolean" office:boolean-value="true" calcext:value-type="boolean">
            <text:p>TRUE</text:p>
          </table:table-cell>
          <table:table-cell table:style-name="ce112" table:formula="of:=OR(OR(OR(IF([.$P74]=1);IF([.$Q74]=1));IF([.$R74]=1));IF([.$S74]=1))" office:value-type="boolean" office:boolean-value="false" calcext:value-type="boolean">
            <text:p>FALSE</text:p>
          </table:table-cell>
          <table:table-cell table:style-name="ce113" table:formula="of:=AND(ISBLANK([.$E74]);NOT(ISBLANK([.$I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I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J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K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L7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escort+</text:p>
          </table:table-cell>
          <table:table-cell table:number-columns-repeated="2"/>
          <table:table-cell table:style-name="ce175" office:value-type="string" calcext:value-type="string">
            <text:p><text:span text:style-name="T13">Throttle-Paddle O_U </text:span><text:span text:style-name="T1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escort-</text:p>
          </table:table-cell>
          <table:table-cell table:number-columns-repeated="2"/>
          <table:table-cell table:style-name="ce175" office:value-type="string" calcext:value-type="string">
            <text:p><text:span text:style-name="T13">Throttle-Paddle O_U </text:span><text:span text:style-name="T1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target+</text:p>
          </table:table-cell>
          <table:table-cell/>
          <table:table-cell table:style-name="ce164" office:value-type="string" calcext:value-type="string">
            <text:p>t</text:p>
          </table:table-cell>
          <table:table-cell table:style-name="ce175" office:value-type="string" calcext:value-type="string">
            <text:p><text:span text:style-name="T13">Throttle-Paddle I_M </text:span><text:span text:style-name="T1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t</text:p>
          </table:table-cell>
          <table:table-cell table:style-name="ce102" office:value-type="string" calcext:value-type="string">
            <text:p>T16KTR_TH<text:span text:style-name="T4">-TRDR-R</text:span> [I_M]</text:p>
            <text:p>T16KJG_TH-<text:span text:style-name="T4">ZROT-R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8]));OR(NOT(ISBLANK([.$F78]));OR(NOT(ISBLANK([.$G78]));NOT(ISBLANK([.$H78])))))" office:value-type="boolean" office:boolean-value="true" calcext:value-type="boolean">
            <text:p>TRUE</text:p>
          </table:table-cell>
          <table:table-cell table:style-name="ce112" table:formula="of:=OR(OR(OR(IF([.$P78]=1);IF([.$Q78]=1));IF([.$R78]=1));IF([.$S78]=1))" office:value-type="boolean" office:boolean-value="false" calcext:value-type="boolean">
            <text:p>FALSE</text:p>
          </table:table-cell>
          <table:table-cell table:style-name="ce113" table:formula="of:=AND(ISBLANK([.$E78]);NOT(ISBLANK([.$I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I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J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K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L7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target-</text:p>
          </table:table-cell>
          <table:table-cell/>
          <table:table-cell table:style-name="ce164" office:value-type="string" calcext:value-type="string">
            <text:p>L_SHIFT t</text:p>
          </table:table-cell>
          <table:table-cell table:style-name="ce175" office:value-type="string" calcext:value-type="string">
            <text:p><text:span text:style-name="T13">Throttle-Paddle I_M </text:span><text:span text:style-name="T1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t</text:p>
          </table:table-cell>
          <table:table-cell table:style-name="ce102" office:value-type="string" calcext:value-type="string">
            <text:p>T16KTR_TH<text:span text:style-name="T4">-TRDR-L</text:span> [I_M]</text:p>
            <text:p>T16KJG_TH-<text:span text:style-name="T4">ZROT-L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0]));OR(NOT(ISBLANK([.$F80]));OR(NOT(ISBLANK([.$G80]));NOT(ISBLANK([.$H80])))))" office:value-type="boolean" office:boolean-value="true" calcext:value-type="boolean">
            <text:p>TRUE</text:p>
          </table:table-cell>
          <table:table-cell table:style-name="ce112" table:formula="of:=OR(OR(OR(IF([.$P80]=1);IF([.$Q80]=1));IF([.$R80]=1));IF([.$S80]=1))" office:value-type="boolean" office:boolean-value="false" calcext:value-type="boolean">
            <text:p>FALSE</text:p>
          </table:table-cell>
          <table:table-cell table:style-name="ce113" table:formula="of:=AND(ISBLANK([.$E80]);NOT(ISBLANK([.$I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I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J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K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L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cargo+</text:p>
          </table:table-cell>
          <table:table-cell/>
          <table:table-cell table:style-name="ce164" office:value-type="string" calcext:value-type="string">
            <text:p>u</text:p>
          </table:table-cell>
          <table:table-cell table:style-name="ce175" office:value-type="string" calcext:value-type="string">
            <text:p><text:span text:style-name="T13">Throttle-Paddle I_D </text:span><text:span text:style-name="T1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cargo+</text:p>
          </table:table-cell>
          <table:table-cell/>
          <table:table-cell table:style-name="ce164" office:value-type="string" calcext:value-type="string">
            <text:p>L_SHIFT u</text:p>
          </table:table-cell>
          <table:table-cell table:style-name="ce175" office:value-type="string" calcext:value-type="string">
            <text:p><text:span text:style-name="T13">Throttle-Paddle I_D </text:span><text:span text:style-name="T1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2" office:value-type="string" calcext:value-type="string">
            <text:p>Comm</text:p>
          </table:table-cell>
          <table:table-cell table:style-name="ce137" office:value-type="string" calcext:value-type="string">
            <text:p>Radio</text:p>
          </table:table-cell>
          <table:table-cell table:number-columns-repeated="2"/>
          <table:table-cell table:style-name="ce175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1 (Left/Top/VHF-A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112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113" table:formula="of:=AND(ISBLANK([.$E84]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W/In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RARROW</text:p>
          </table:table-cell>
          <table:table-cell table:style-name="ce102" office:value-type="string" calcext:value-type="string">
            <text:p>T16KTR_<text:span text:style-name="T4">TH-H1U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112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113" table:formula="of:=AND(ISBLANK([.$E85]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112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113" table:formula="of:=AND(ISBLANK([.$E86]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CW/De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LARROW</text:p>
          </table:table-cell>
          <table:table-cell table:style-name="ce102" office:value-type="string" calcext:value-type="string">
            <text:p>T16KTR_<text:span text:style-name="T4">TH-H1D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112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113" table:formula="of:=AND(ISBLANK([.$E87]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) </text:span><text:span text:style-name="T4">Switch/PTT</text:span></text:p>
          </table:table-cell>
          <table:table-cell/>
          <table:table-cell table:style-name="ce22" office:value-type="string" calcext:value-type="string">
            <text:p>DX21</text:p>
          </table:table-cell>
          <table:table-cell table:style-name="ce32" office:value-type="string" calcext:value-type="string">
            <text:p>T16KTR_<text:span text:style-name="T4">TH-H1R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12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113" table:formula="of:=AND(ISBLANK([.$E88]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Comm Menu – Lef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ALT \</text:p>
          </table:table-cell>
          <table:table-cell table:style-name="ce102" office:value-type="string" calcext:value-type="string">
            <text:p>T16KTR_<text:span text:style-name="T4">TH-H1R</text:span> [O_U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12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113" table:formula="of:=AND(ISBLANK([.$E89]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2 (Right/Bottom/VHF-F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12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113" table:formula="of:=AND(ISBLANK([.$E90]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W/In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RARROW</text:p>
          </table:table-cell>
          <table:table-cell table:style-name="ce102" office:value-type="string" calcext:value-type="string">
            <text:p>T16KTR_<text:span text:style-name="T4">TH-H1U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112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113" table:formula="of:=AND(ISBLANK([.$E91]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12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113" table:formula="of:=AND(ISBLANK([.$E92]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CW/De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LARROW</text:p>
          </table:table-cell>
          <table:table-cell table:style-name="ce102" office:value-type="string" calcext:value-type="string">
            <text:p>T16KTR_<text:span text:style-name="T4">TH-H1D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112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113" table:formula="of:=AND(ISBLANK([.$E93]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) </text:span><text:span text:style-name="T4">Switch/PTT</text:span></text:p>
          </table:table-cell>
          <table:table-cell/>
          <table:table-cell table:style-name="ce22" office:value-type="string" calcext:value-type="string">
            <text:p>DX22</text:p>
          </table:table-cell>
          <table:table-cell table:style-name="ce32" office:value-type="string" calcext:value-type="string">
            <text:p>T16KTR_<text:span text:style-name="T4">TH-H1R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12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113" table:formula="of:=AND(ISBLANK([.$E94]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Comm Menu – Righ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CTL \</text:p>
          </table:table-cell>
          <table:table-cell table:style-name="ce102" office:value-type="string" calcext:value-type="string">
            <text:p><text:span text:style-name="T10">T16KTR_</text:span><text:span text:style-name="T11">TH-H1R</text:span><text:span text:style-name="T12"> [O_D] (sp)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112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113" table:formula="of:=AND(ISBLANK([.$E95]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<text:span text:style-name="T4">M</text:span>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12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113" table:formula="of:=AND(ISBLANK([.$E96]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<text:span text:style-name="T4">M</text:span>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112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113" table:formula="of:=AND(ISBLANK([.$E97]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<text:span text:style-name="T4">Switch/PTT</text:span></text:p>
          </table:table-cell>
          <table:table-cell/>
          <table:table-cell table:style-name="ce17" office:value-type="string" calcext:value-type="string">
            <text:p>DX23</text:p>
          </table:table-cell>
          <table:table-cell table:style-name="ce32" office:value-type="string" calcext:value-type="string">
            <text:p>T16KTR_<text:span text:style-name="T4">TH-H1R</text:span> [O_<text:span text:style-name="T4">M</text:span>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12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113" table:formula="of:=AND(ISBLANK([.$E98]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Selected</text:span> PTT</text:p>
          </table:table-cell>
          <table:table-cell table:style-name="ce12"/>
          <table:table-cell table:style-name="ce17" office:value-type="string" calcext:value-type="string">
            <text:p>DX24</text:p>
          </table:table-cell>
          <table:table-cell table:style-name="ce32" office:value-type="string" calcext:value-type="string">
            <text:p>T16KTR_<text:span text:style-name="T4">TH-H1L</text:span> [O_<text:span text:style-name="T4">M</text:span>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112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113" table:formula="of:=AND(ISBLANK([.$E99]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 built-in voice</text:p>
          </table:table-cell>
          <table:table-cell table:style-name="ce12" office:value-type="string" calcext:value-type="string">
            <text:p>Elite Dangerous</text:p>
          </table:table-cell>
          <table:table-cell table:style-name="ce25" office:value-type="string" calcext:value-type="string">
            <office:annotation draw:style-name="gr2" draw:text-style-name="P2" svg:width="82.18pt" svg:height="51pt" svg:x="642.76pt" svg:y="2543.87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02" office:value-type="string" calcext:value-type="string">
            <text:p>T16KTR_<text:span text:style-name="T4">TH-H1L</text:span> [O_<text:span text:style-name="T4">M</text:span>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112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113" table:formula="of:=AND(ISBLANK([.$E100]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(Selected) Comm Menu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\</text:p>
          </table:table-cell>
          <table:table-cell table:style-name="ce102" office:value-type="string" calcext:value-type="string">
            <text:p><text:span text:style-name="T10">T16KTR_</text:span><text:span text:style-name="T11">TH-H1L</text:span><text:span text:style-name="T10"> [O_</text:span><text:span text:style-name="T11">M</text:span><text:span text:style-name="T12">] (sp)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112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113" table:formula="of:=AND(ISBLANK([.$E101]);NOT(ISBLANK([.$I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Special/Magic</text:p>
          </table:table-cell>
          <table:table-cell/>
          <table:table-cell table:style-name="ce17" office:value-type="string" calcext:value-type="string">
            <text:p>DX26</text:p>
          </table:table-cell>
          <table:table-cell table:style-name="ce32" office:value-type="string" calcext:value-type="string">
            <text:p>T16KTR_<text:span text:style-name="T4">TH-H1L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112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113" table:formula="of:=AND(ISBLANK([.$E102]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Ground/Intercom</text:p>
          </table:table-cell>
          <table:table-cell/>
          <table:table-cell table:style-name="ce17" office:value-type="string" calcext:value-type="string">
            <text:p>DX25</text:p>
          </table:table-cell>
          <table:table-cell table:style-name="ce32" office:value-type="string" calcext:value-type="string">
            <text:p>T16KTR_<text:span text:style-name="T4">TH-H1L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112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113" table:formula="of:=AND(ISBLANK([.$E103]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Aux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4" draw:text-style-name="P2" svg:width="111.15pt" svg:height="28.09pt" svg:x="377.21pt" svg:y="2728.69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4">Standby</text:span> PTT</text:p>
          </table:table-cell>
          <table:table-cell table:style-name="ce12"/>
          <table:table-cell table:style-name="ce44" office:value-type="string" calcext:value-type="string">
            <text:p>DX32</text:p>
          </table:table-cell>
          <table:table-cell table:style-name="ce32" office:value-type="string" calcext:value-type="string">
            <text:p>T16KJG_<text:span text:style-name="T4">TH-2</text:span> [O_<text:span text:style-name="T4">M</text:span>]</text:p>
            <text:p>T16KTR_<text:span text:style-name="T4">TH-2</text:span> [O_<text:span text:style-name="T4">M</text:span>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112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113" table:formula="of:=AND(ISBLANK([.$E105]);NOT(ISBLANK([.$I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5">Whisper</text:span> PTT</text:p>
          </table:table-cell>
          <table:table-cell table:style-name="ce12"/>
          <table:table-cell table:style-name="ce44" office:value-type="string" calcext:value-type="string">
            <text:p>DX30, F22</text:p>
          </table:table-cell>
          <table:table-cell table:style-name="ce32" office:value-type="string" calcext:value-type="string">
            <text:p>T16KJG_<text:span text:style-name="T4">TH-2</text:span> [O_U]</text:p>
            <text:p>T16KTR_<text:span text:style-name="T4">TH-2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112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113" table:formula="of:=AND(ISBLANK([.$E106]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45" office:value-type="string" calcext:value-type="string">
            <text:p>_</text:p>
          </table:table-cell>
          <table:table-cell table:style-name="ce32" office:value-type="string" calcext:value-type="string">
            <office:annotation draw:style-name="gr2" draw:text-style-name="P2" svg:width="82.18pt" svg:height="51pt" svg:x="807.19pt" svg:y="2728.66pt" draw:caption-point-x="-17.29pt" draw:caption-point-y="42.8pt">
              <dc:date>2019-11-06T00:00:00</dc:date>
              <text:p text:style-name="P1"><text:span text:style-name="T1">Optional. Not required to be implemented by default.</text:span></text:p>
            </office:annotation>
            <text:p>T16KJG_<text:span text:style-name="T4">TH-2</text:span> [O_U] (sp)</text:p>
            <text:p>T16KTR_<text:span text:style-name="T4">TH-2</text:span> [O_U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112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113" table:formula="of:=AND(ISBLANK([.$E107]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5" draw:text-style-name="P2" svg:width="127.47pt" svg:height="45.52pt" svg:x="377.21pt" svg:y="2807.89pt" draw:caption-point-x="-17.29pt" draw:caption-point-y="-10.01pt">
              <dc:date>2019-11-06T00:00:00</dc:date>
              <text:p text:style-name="P1"><text:span text:style-name="T1">Atypical. ONLY if separate. Usually to accommodate TeamSpeak or Mumble.</text:span></text:p>
            </office:annotation>
            <text:p><text:span text:style-name="T5">Team</text:span> PTT</text:p>
          </table:table-cell>
          <table:table-cell table:style-name="ce12"/>
          <table:table-cell table:style-name="ce44" office:value-type="string" calcext:value-type="string">
            <office:annotation draw:style-name="gr3" draw:text-style-name="P2" svg:width="82.18pt" svg:height="61.68pt" svg:x="642.76pt" svg:y="2755.08pt" draw:caption-point-x="-17.29pt" draw:caption-point-y="42.8pt">
              <dc:date>2019-11-06T00:00:00</dc:date>
              <text:p text:style-name="P1"><text:span text:style-name="T1">Keyboard mapping to be used simultaneously. Workaround.</text:span></text:p>
            </office:annotation>
            <text:p>DX29, F23</text:p>
          </table:table-cell>
          <table:table-cell table:style-name="ce32" office:value-type="string" calcext:value-type="string">
            <text:p>T16KJG_<text:span text:style-name="T4">TH-2</text:span> [O_D]</text:p>
            <text:p>T16KTR_<text:span text:style-name="T4">TH-2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8]));OR(NOT(ISBLANK([.$F108]));OR(NOT(ISBLANK([.$G108]));NOT(ISBLANK([.$H108])))))" office:value-type="boolean" office:boolean-value="true" calcext:value-type="boolean">
            <text:p>TRUE</text:p>
          </table:table-cell>
          <table:table-cell table:style-name="ce112" table:formula="of:=OR(OR(OR(IF([.$P108]=1);IF([.$Q108]=1));IF([.$R108]=1));IF([.$S108]=1))" office:value-type="boolean" office:boolean-value="false" calcext:value-type="boolean">
            <text:p>FALSE</text:p>
          </table:table-cell>
          <table:table-cell table:style-name="ce113" table:formula="of:=AND(ISBLANK([.$E108]);NOT(ISBLANK([.$I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I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J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K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L1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COVAS</text:span> PTT</text:p>
          </table:table-cell>
          <table:table-cell table:style-name="ce12"/>
          <table:table-cell table:style-name="ce26" office:value-type="string" calcext:value-type="string">
            <text:p>DX28</text:p>
          </table:table-cell>
          <table:table-cell table:style-name="ce32" office:value-type="string" calcext:value-type="string">
            <text:p>T16KJG_<text:span text:style-name="T4">TH-2</text:span> [I_<text:span text:style-name="T4">M</text:span>]</text:p>
            <text:p>T16KTR_<text:span text:style-name="T4">TH-2</text:span> [I_<text:span text:style-name="T4">M</text:span>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12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113" table:formula="of:=AND(ISBLANK([.$E110]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U]</text:p>
            <text:p>T16KTR_<text:span text:style-name="T4">TH-2</text:span> [I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1]));OR(NOT(ISBLANK([.$F111]));OR(NOT(ISBLANK([.$G111]));NOT(ISBLANK([.$H111])))))" office:value-type="boolean" office:boolean-value="true" calcext:value-type="boolean">
            <text:p>TRUE</text:p>
          </table:table-cell>
          <table:table-cell table:style-name="ce112" table:formula="of:=OR(OR(OR(IF([.$P111]=1);IF([.$Q111]=1));IF([.$R111]=1));IF([.$S111]=1))" office:value-type="boolean" office:boolean-value="false" calcext:value-type="boolean">
            <text:p>FALSE</text:p>
          </table:table-cell>
          <table:table-cell table:style-name="ce113" table:formula="of:=AND(ISBLANK([.$E111]);NOT(ISBLANK([.$I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I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J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K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L1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D]</text:p>
            <text:p>T16KTR_<text:span text:style-name="T4">TH-2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2]));OR(NOT(ISBLANK([.$F112]));OR(NOT(ISBLANK([.$G112]));NOT(ISBLANK([.$H112])))))" office:value-type="boolean" office:boolean-value="true" calcext:value-type="boolean">
            <text:p>TRUE</text:p>
          </table:table-cell>
          <table:table-cell table:style-name="ce112" table:formula="of:=OR(OR(OR(IF([.$P112]=1);IF([.$Q112]=1));IF([.$R112]=1));IF([.$S112]=1))" office:value-type="boolean" office:boolean-value="false" calcext:value-type="boolean">
            <text:p>FALSE</text:p>
          </table:table-cell>
          <table:table-cell table:style-name="ce113" table:formula="of:=AND(ISBLANK([.$E112]);NOT(ISBLANK([.$I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I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J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K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L1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 office:value-type="string" calcext:value-type="string">
            <text:p>Quick Power</text:p>
          </table:table-cell>
          <table:table-cell table:style-name="ce137" office:value-type="string" calcext:value-type="string">
            <text:p>AirBrake ENGAGE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L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Rese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DN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4]));OR(NOT(ISBLANK([.$F114]));OR(NOT(ISBLANK([.$G114]));NOT(ISBLANK([.$H114])))))" office:value-type="boolean" office:boolean-value="true" calcext:value-type="boolean">
            <text:p>TRUE</text:p>
          </table:table-cell>
          <table:table-cell table:style-name="ce112" table:formula="of:=OR(OR(OR(IF([.$P114]=1);IF([.$Q114]=1));IF([.$R114]=1));IF([.$S114]=1))" office:value-type="boolean" office:boolean-value="false" calcext:value-type="boolean">
            <text:p>FALSE</text:p>
          </table:table-cell>
          <table:table-cell table:style-name="ce113" table:formula="of:=AND(ISBLANK([.$E114]);NOT(ISBLANK([.$I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I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J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K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L1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peed Brake EXTEND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b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5]));OR(NOT(ISBLANK([.$F115]));OR(NOT(ISBLANK([.$G115]));NOT(ISBLANK([.$H115])))))" office:value-type="boolean" office:boolean-value="true" calcext:value-type="boolean">
            <text:p>TRUE</text:p>
          </table:table-cell>
          <table:table-cell table:style-name="ce112" table:formula="of:=OR(OR(OR(IF([.$P115]=1);IF([.$Q115]=1));IF([.$R115]=1));IF([.$S115]=1))" office:value-type="boolean" office:boolean-value="false" calcext:value-type="boolean">
            <text:p>FALSE</text:p>
          </table:table-cell>
          <table:table-cell table:style-name="ce113" table:formula="of:=AND(ISBLANK([.$E115]);NOT(ISBLANK([.$I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I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J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K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L1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AirBrake CANCEL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Weapon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INS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80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112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113" table:formula="of:=AND(ISBLANK([.$E117]);NOT(ISBLANK([.$I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I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peed Brake RETRAC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CTL 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8]));OR(NOT(ISBLANK([.$F118]));OR(NOT(ISBLANK([.$G118]));NOT(ISBLANK([.$H118])))))" office:value-type="boolean" office:boolean-value="true" calcext:value-type="boolean">
            <text:p>TRUE</text:p>
          </table:table-cell>
          <table:table-cell table:style-name="ce112" table:formula="of:=OR(OR(OR(IF([.$P118]=1);IF([.$Q118]=1));IF([.$R118]=1));IF([.$S118]=1))" office:value-type="boolean" office:boolean-value="false" calcext:value-type="boolean">
            <text:p>FALSE</text:p>
          </table:table-cell>
          <table:table-cell table:style-name="ce113" table:formula="of:=AND(ISBLANK([.$E118]);NOT(ISBLANK([.$I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I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J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K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L11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Wheel Steering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Engine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UP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80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112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113" table:formula="of:=AND(ISBLANK([.$E120]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ELF OVERLOAD</text:p>
            <text:p>[Undesignate] NoseWheelSte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1]));OR(NOT(ISBLANK([.$F121]));OR(NOT(ISBLANK([.$G121]));NOT(ISBLANK([.$H121])))))" office:value-type="boolean" office:boolean-value="true" calcext:value-type="boolean">
            <text:p>TRUE</text:p>
          </table:table-cell>
          <table:table-cell table:style-name="ce112" table:formula="of:=OR(OR(OR(IF([.$P121]=1);IF([.$Q121]=1));IF([.$R121]=1));IF([.$S121]=1))" office:value-type="boolean" office:boolean-value="false" calcext:value-type="boolean">
            <text:p>FALSE</text:p>
          </table:table-cell>
          <table:table-cell table:style-name="ce113" table:formula="of:=AND(ISBLANK([.$E121]);NOT(ISBLANK([.$I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I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J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K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L1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Wheel Brake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D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System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OME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80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112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113" table:formula="of:=AND(ISBLANK([.$E123]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office:annotation draw:style-name="gr1" draw:text-style-name="P2" svg:width="82.18pt" svg:height="72.88pt" svg:x="642.76pt" svg:y="3177.47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9">?DX17?</text:span></text:p>
          </table:table-cell>
          <table:table-cell table:style-name="ce102" office:value-type="string" calcext:value-type="string">
            <office:annotation draw:style-name="gr6" draw:text-style-name="P2" svg:width="82.18pt" svg:height="95.27pt" svg:x="807.19pt" svg:y="3177.47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T16KTR_TH<text:span text:style-name="T4">-H3D</text:span> [O_M]</text:p>
            <text:p><text:span text:style-name="T15">T16KTR_</text:span><text:span text:style-name="T16">ST-Y -99%</text:span></text:p>
            <text:p><text:span text:style-name="T17">T16KTR_ST-Slider -99%</text:span></text:p>
            <text:p><text:span text:style-name="T15">T16KJG_</text:span><text:span text:style-name="T16">TH-Slider +95%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4]));OR(NOT(ISBLANK([.$F124]));OR(NOT(ISBLANK([.$G124]));NOT(ISBLANK([.$H124])))))" office:value-type="boolean" office:boolean-value="true" calcext:value-type="boolean">
            <text:p>TRUE</text:p>
          </table:table-cell>
          <table:table-cell table:style-name="ce112" table:formula="of:=OR(OR(OR(IF([.$P124]=1);IF([.$Q124]=1));IF([.$R124]=1));IF([.$S124]=1))" office:value-type="boolean" office:boolean-value="false" calcext:value-type="boolean">
            <text:p>FALSE</text:p>
          </table:table-cell>
          <table:table-cell table:style-name="ce113" table:formula="of:=AND(ISBLANK([.$E124]);NOT(ISBLANK([.$I124])))" office:value-type="boolean" office:boolean-value="false" calcext:value-type="boolean">
            <text:p>FALSE</text:p>
          </table:table-cell>
          <table:table-cell table:style-name="ce115" table:formula="of:=AND(AND(ISBLANK([.$E124]);AND(ISBLANK([.$F124]);AND(ISBLANK([.$G124]);ISBLANK([.$H124]))));NOT(ISBLANK([.$I124])))" office:value-type="boolean" office:boolean-value="false" calcext:value-type="boolean">
            <text:p>FALSE</text:p>
          </table:table-cell>
          <table:table-cell table:style-name="ce115" table:formula="of:=AND(AND(ISBLANK([.$E124]);AND(ISBLANK([.$F124]);AND(ISBLANK([.$G124]);ISBLANK([.$H124]))));NOT(ISBLANK([.$J124])))" office:value-type="boolean" office:boolean-value="false" calcext:value-type="boolean">
            <text:p>FALSE</text:p>
          </table:table-cell>
          <table:table-cell table:style-name="ce115" table:formula="of:=AND(AND(ISBLANK([.$E124]);AND(ISBLANK([.$F124]);AND(ISBLANK([.$G124]);ISBLANK([.$H124]))));NOT(ISBLANK([.$K124])))" office:value-type="boolean" office:boolean-value="false" calcext:value-type="boolean">
            <text:p>FALSE</text:p>
          </table:table-cell>
          <table:table-cell table:style-name="ce115" table:formula="of:=AND(AND(ISBLANK([.$E124]);AND(ISBLANK([.$F124]);AND(ISBLANK([.$G124]);ISBLANK([.$H124]))));NOT(ISBLANK([.$L1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 office:value-type="string" calcext:value-type="string">
            <text:p>Readiness</text:p>
          </table:table-cell>
          <table:table-cell table:number-columns-repeated="4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9" office:value-type="string" calcext:value-type="string">
            <text:p>Lockouts,</text:p>
            <text:p>Accessories</text:p>
          </table:table-cell>
          <table:table-cell table:style-name="ce137" office:value-type="string" calcext:value-type="string">
            <text:p>Tool</text:p>
          </table:table-cell>
          <table:table-cell table:number-columns-repeated="2"/>
          <table:table-cell table:style-name="ce105" office:value-type="string" calcext:value-type="string">
            <text:p>Ship O_D <text:span text:style-name="T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argo Scoo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7]));OR(NOT(ISBLANK([.$F127]));OR(NOT(ISBLANK([.$G127]));NOT(ISBLANK([.$H127])))))" office:value-type="boolean" office:boolean-value="true" calcext:value-type="boolean">
            <text:p>TRUE</text:p>
          </table:table-cell>
          <table:table-cell table:style-name="ce112" table:formula="of:=OR(OR(OR(IF([.$P127]=1);IF([.$Q127]=1));IF([.$R127]=1));IF([.$S127]=1))" office:value-type="boolean" office:boolean-value="false" calcext:value-type="boolean">
            <text:p>FALSE</text:p>
          </table:table-cell>
          <table:table-cell table:style-name="ce113" table:formula="of:=AND(ISBLANK([.$E127]);NOT(ISBLANK([.$I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I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J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K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L1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office:annotation draw:style-name="gr7" draw:text-style-name="P2" svg:width="82.18pt" svg:height="51pt" svg:x="377.21pt" svg:y="3283.06pt" draw:caption-point-x="-17.29pt" draw:caption-point-y="42.8pt">
              <dc:date>2019-11-23T00:00:00</dc:date>
              <text:p text:style-name="P1">Reassign to more important commands as needed.</text:p>
            </office:annotation>
            <text:p>CONTEXT</text:p>
            <text:p>Smoke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R_ALT s</text:p>
          </table:table-cell>
          <table:table-cell table:style-name="ce102" office:value-type="string" calcext:value-type="string">
            <text:p>T16KTR_TH<text:span text:style-name="T4">-H3L</text:span> [O_D] (l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8]));OR(NOT(ISBLANK([.$F128]));OR(NOT(ISBLANK([.$G128]));NOT(ISBLANK([.$H128])))))" office:value-type="boolean" office:boolean-value="true" calcext:value-type="boolean">
            <text:p>TRUE</text:p>
          </table:table-cell>
          <table:table-cell table:style-name="ce112" table:formula="of:=OR(OR(OR(IF([.$P128]=1);IF([.$Q128]=1));IF([.$R128]=1));IF([.$S128]=1))" office:value-type="boolean" office:boolean-value="false" calcext:value-type="boolean">
            <text:p>FALSE</text:p>
          </table:table-cell>
          <table:table-cell table:style-name="ce113" table:formula="of:=AND(ISBLANK([.$E128]);NOT(ISBLANK([.$I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I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J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K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L1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Lights</text:p>
          </table:table-cell>
          <table:table-cell table:number-columns-repeated="2"/>
          <table:table-cell table:style-name="ce105" office:value-type="string" calcext:value-type="string">
            <text:p>Ship O_D <text:span text:style-name="T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R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0]));OR(NOT(ISBLANK([.$F130]));OR(NOT(ISBLANK([.$G130]));NOT(ISBLANK([.$H130])))))" office:value-type="boolean" office:boolean-value="true" calcext:value-type="boolean">
            <text:p>TRUE</text:p>
          </table:table-cell>
          <table:table-cell table:style-name="ce112" table:formula="of:=OR(OR(OR(IF([.$P130]=1);IF([.$Q130]=1));IF([.$R130]=1));IF([.$S130]=1))" office:value-type="boolean" office:boolean-value="false" calcext:value-type="boolean">
            <text:p>FALSE</text:p>
          </table:table-cell>
          <table:table-cell table:style-name="ce113" table:formula="of:=AND(ISBLANK([.$E130]);NOT(ISBLANK([.$I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I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J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L1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Exterior Lights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D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1]));OR(NOT(ISBLANK([.$F131]));OR(NOT(ISBLANK([.$G131]));NOT(ISBLANK([.$H131])))))" office:value-type="boolean" office:boolean-value="true" calcext:value-type="boolean">
            <text:p>TRUE</text:p>
          </table:table-cell>
          <table:table-cell table:style-name="ce112" table:formula="of:=OR(OR(OR(IF([.$P131]=1);IF([.$Q131]=1));IF([.$R131]=1));IF([.$S131]=1))" office:value-type="boolean" office:boolean-value="false" calcext:value-type="boolean">
            <text:p>FALSE</text:p>
          </table:table-cell>
          <table:table-cell table:style-name="ce113" table:formula="of:=AND(ISBLANK([.$E131]);NOT(ISBLANK([.$I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I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J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K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L13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X</text:p>
            <text:p>Landing/Taxi Light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3388.68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02" office:value-type="string" calcext:value-type="string">
            <text:p>T16KTR_TH<text:span text:style-name="T4">-H3D</text:span> [O_D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2]));OR(NOT(ISBLANK([.$F132]));OR(NOT(ISBLANK([.$G132]));NOT(ISBLANK([.$H132])))))" office:value-type="boolean" office:boolean-value="true" calcext:value-type="boolean">
            <text:p>TRUE</text:p>
          </table:table-cell>
          <table:table-cell table:style-name="ce112" table:formula="of:=OR(OR(OR(IF([.$P132]=1);IF([.$Q132]=1));IF([.$R132]=1));IF([.$S132]=1))" office:value-type="boolean" office:boolean-value="false" calcext:value-type="boolean">
            <text:p>FALSE</text:p>
          </table:table-cell>
          <table:table-cell table:style-name="ce113" table:formula="of:=AND(ISBLANK([.$E132]);NOT(ISBLANK([.$I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I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J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L1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Master OFF</text:p>
          </table:table-cell>
          <table:table-cell table:number-columns-repeated="2"/>
          <table:table-cell table:style-name="ce105" office:value-type="string" calcext:value-type="string">
            <text:p>Ship O_D <text:span text:style-name="T4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office:annotation draw:style-name="gr8" draw:text-style-name="P2" svg:width="150.46pt" svg:height="60.52pt" svg:x="377.21pt" svg:y="3494.27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r</text:p>
          </table:table-cell>
          <table:table-cell table:style-name="ce102" office:value-type="string" calcext:value-type="string">
            <text:p>T16KTR_TH<text:span text:style-name="T4">-H3U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112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113" table:formula="of:=AND(ISBLANK([.$E134]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L_ALT m</text:p>
          </table:table-cell>
          <table:table-cell table:style-name="ce102" office:value-type="string" calcext:value-type="string">
            <text:p>T16KTR_TH<text:span text:style-name="T4">-H3D</text:span> [O_D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5]));OR(NOT(ISBLANK([.$F135]));OR(NOT(ISBLANK([.$G135]));NOT(ISBLANK([.$H135])))))" office:value-type="boolean" office:boolean-value="true" calcext:value-type="boolean">
            <text:p>TRUE</text:p>
          </table:table-cell>
          <table:table-cell table:style-name="ce112" table:formula="of:=OR(OR(OR(IF([.$P135]=1);IF([.$Q135]=1));IF([.$R135]=1));IF([.$S135]=1))" office:value-type="boolean" office:boolean-value="false" calcext:value-type="boolean">
            <text:p>FALSE</text:p>
          </table:table-cell>
          <table:table-cell table:style-name="ce113" table:formula="of:=AND(ISBLANK([.$E135]);NOT(ISBLANK([.$I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I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J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K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L1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" office:value-type="string" calcext:value-type="string">
            <text:p>Master On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L_CTL m</text:p>
          </table:table-cell>
          <table:table-cell table:style-name="ce102" office:value-type="string" calcext:value-type="string">
            <text:p>T16KTR_TH<text:span text:style-name="T4">-H3D</text:span> [O_D] <text:span text:style-name="T18">(x-lp)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6]));OR(NOT(ISBLANK([.$F136]));OR(NOT(ISBLANK([.$G136]));NOT(ISBLANK([.$H136])))))" office:value-type="boolean" office:boolean-value="true" calcext:value-type="boolean">
            <text:p>TRUE</text:p>
          </table:table-cell>
          <table:table-cell table:style-name="ce112" table:formula="of:=OR(OR(OR(IF([.$P136]=1);IF([.$Q136]=1));IF([.$R136]=1));IF([.$S136]=1))" office:value-type="boolean" office:boolean-value="false" calcext:value-type="boolean">
            <text:p>FALSE</text:p>
          </table:table-cell>
          <table:table-cell table:style-name="ce113" table:formula="of:=AND(ISBLANK([.$E136]);NOT(ISBLANK([.$I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I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J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L1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EMCON</text:p>
          </table:table-cell>
          <table:table-cell table:number-columns-repeated="2"/>
          <table:table-cell table:style-name="ce105" office:value-type="string" calcext:value-type="string">
            <text:p>Ship O_D <text:span text:style-name="T4">D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office:annotation draw:style-name="gr8" draw:text-style-name="P2" svg:width="150.46pt" svg:height="60.52pt" svg:x="377.21pt" svg:y="3599.89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h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8]));OR(NOT(ISBLANK([.$F138]));OR(NOT(ISBLANK([.$G138]));NOT(ISBLANK([.$H138])))))" office:value-type="boolean" office:boolean-value="true" calcext:value-type="boolean">
            <text:p>TRUE</text:p>
          </table:table-cell>
          <table:table-cell table:style-name="ce112" table:formula="of:=OR(OR(OR(IF([.$P138]=1);IF([.$Q138]=1));IF([.$R138]=1));IF([.$S138]=1))" office:value-type="boolean" office:boolean-value="false" calcext:value-type="boolean">
            <text:p>FALSE</text:p>
          </table:table-cell>
          <table:table-cell table:style-name="ce113" table:formula="of:=AND(ISBLANK([.$E138]);NOT(ISBLANK([.$I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I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J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K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L13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office:annotation draw:style-name="gr6" draw:text-style-name="P2" svg:width="82.18pt" svg:height="95.27pt" svg:x="377.21pt" svg:y="3573.47pt" draw:caption-point-x="-17.29pt" draw:caption-point-y="42.8pt">
              <dc:date>2019-11-06T00:00:00</dc:date>
              <text:p text:style-name="P1"><text:span text:style-name="T1">EMCON, Lights Off, Taxi Light Off, Formation Lights Off, Position Lights Off, Radar Off, Radar Altimeter Off</text:span></text:p>
            </office:annotation>
            <text:p>macro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macro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9]));OR(NOT(ISBLANK([.$F139]));OR(NOT(ISBLANK([.$G139]));NOT(ISBLANK([.$H139])))))" office:value-type="boolean" office:boolean-value="true" calcext:value-type="boolean">
            <text:p>TRUE</text:p>
          </table:table-cell>
          <table:table-cell table:style-name="ce112" table:formula="of:=OR(OR(OR(IF([.$P139]=1);IF([.$Q139]=1));IF([.$R139]=1));IF([.$S139]=1))" office:value-type="boolean" office:boolean-value="false" calcext:value-type="boolean">
            <text:p>FALSE</text:p>
          </table:table-cell>
          <table:table-cell table:style-name="ce113" table:formula="of:=AND(ISBLANK([.$E139]);NOT(ISBLANK([.$I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I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J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K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L1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 office:value-type="string" calcext:value-type="string">
            <text:p>Gear</text:p>
          </table:table-cell>
          <table:table-cell table:style-name="ce137" office:value-type="string" calcext:value-type="string">
            <text:p>Drag Chute</text:p>
          </table:table-cell>
          <table:table-cell table:number-columns-repeated="2"/>
          <table:table-cell table:style-name="ce105" office:value-type="string" calcext:value-type="string">
            <text:p>Ship I_M <text:span text:style-name="T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office:annotation draw:style-name="gr3" draw:text-style-name="P2" svg:width="82.18pt" svg:height="61.68pt" svg:x="377.21pt" svg:y="3626.28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1]));OR(NOT(ISBLANK([.$F141]));OR(NOT(ISBLANK([.$G141]));NOT(ISBLANK([.$H141])))))" office:value-type="boolean" office:boolean-value="true" calcext:value-type="boolean">
            <text:p>TRUE</text:p>
          </table:table-cell>
          <table:table-cell table:style-name="ce112" table:formula="of:=OR(OR(OR(IF([.$P141]=1);IF([.$Q141]=1));IF([.$R141]=1));IF([.$S141]=1))" office:value-type="boolean" office:boolean-value="false" calcext:value-type="boolean">
            <text:p>FALSE</text:p>
          </table:table-cell>
          <table:table-cell table:style-name="ce113" table:formula="of:=AND(ISBLANK([.$E141]);NOT(ISBLANK([.$I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I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J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L14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Landing Gear</text:p>
          </table:table-cell>
          <table:table-cell/>
          <table:table-cell table:style-name="ce170"/>
          <table:table-cell table:style-name="ce105" office:value-type="string" calcext:value-type="string">
            <text:p>Ship I_M <text:span text:style-name="T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3]));OR(NOT(ISBLANK([.$F143]));OR(NOT(ISBLANK([.$G143]));NOT(ISBLANK([.$H143])))))" office:value-type="boolean" office:boolean-value="true" calcext:value-type="boolean">
            <text:p>TRUE</text:p>
          </table:table-cell>
          <table:table-cell table:style-name="ce112" table:formula="of:=OR(OR(OR(IF([.$P143]=1);IF([.$Q143]=1));IF([.$R143]=1));IF([.$S143]=1))" office:value-type="boolean" office:boolean-value="false" calcext:value-type="boolean">
            <text:p>FALSE</text:p>
          </table:table-cell>
          <table:table-cell table:style-name="ce113" table:formula="of:=AND(ISBLANK([.$E143]);NOT(ISBLANK([.$I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I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J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K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L1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g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4]));OR(NOT(ISBLANK([.$F144]));OR(NOT(ISBLANK([.$G144]));NOT(ISBLANK([.$H144])))))" office:value-type="boolean" office:boolean-value="true" calcext:value-type="boolean">
            <text:p>TRUE</text:p>
          </table:table-cell>
          <table:table-cell table:style-name="ce112" table:formula="of:=OR(OR(OR(IF([.$P144]=1);IF([.$Q144]=1));IF([.$R144]=1));IF([.$S144]=1))" office:value-type="boolean" office:boolean-value="false" calcext:value-type="boolean">
            <text:p>FALSE</text:p>
          </table:table-cell>
          <table:table-cell table:style-name="ce113" table:formula="of:=AND(ISBLANK([.$E144]);NOT(ISBLANK([.$I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I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J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K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L1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Flaps Up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M </text:span><text:span text:style-name="T20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Flaps Step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L_ALT f</text:p>
          </table:table-cell>
          <table:table-cell table:style-name="ce102" office:value-type="string" calcext:value-type="string">
            <text:p>T16KTR_TH<text:span text:style-name="T4">-H3U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6]));OR(NOT(ISBLANK([.$F146]));OR(NOT(ISBLANK([.$G146]));NOT(ISBLANK([.$H146])))))" office:value-type="boolean" office:boolean-value="true" calcext:value-type="boolean">
            <text:p>TRUE</text:p>
          </table:table-cell>
          <table:table-cell table:style-name="ce112" table:formula="of:=OR(OR(OR(IF([.$P146]=1);IF([.$Q146]=1));IF([.$R146]=1));IF([.$S146]=1))" office:value-type="boolean" office:boolean-value="false" calcext:value-type="boolean">
            <text:p>FALSE</text:p>
          </table:table-cell>
          <table:table-cell table:style-name="ce113" table:formula="of:=AND(ISBLANK([.$E146]);NOT(ISBLANK([.$I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I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J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L1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Flaps Down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M </text:span><text:span text:style-name="T20">D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Flaps Step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CTL L_ALT f</text:p>
          </table:table-cell>
          <table:table-cell table:style-name="ce102" office:value-type="string" calcext:value-type="string">
            <text:p>T16KTR_TH<text:span text:style-name="T4">-H3D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8]));OR(NOT(ISBLANK([.$F148]));OR(NOT(ISBLANK([.$G148]));NOT(ISBLANK([.$H148])))))" office:value-type="boolean" office:boolean-value="true" calcext:value-type="boolean">
            <text:p>TRUE</text:p>
          </table:table-cell>
          <table:table-cell table:style-name="ce112" table:formula="of:=OR(OR(OR(IF([.$P148]=1);IF([.$Q148]=1));IF([.$R148]=1));IF([.$S148]=1))" office:value-type="boolean" office:boolean-value="false" calcext:value-type="boolean">
            <text:p>FALSE</text:p>
          </table:table-cell>
          <table:table-cell table:style-name="ce113" table:formula="of:=AND(ISBLANK([.$E148]);NOT(ISBLANK([.$I148])))" office:value-type="boolean" office:boolean-value="false" calcext:value-type="boolean">
            <text:p>FALSE</text:p>
          </table:table-cell>
          <table:table-cell table:style-name="ce115" table:formula="of:=AND(AND(ISBLANK([.$E148]);AND(ISBLANK([.$F148]);AND(ISBLANK([.$G148]);ISBLANK([.$H148]))));NOT(ISBLANK([.$I148])))" office:value-type="boolean" office:boolean-value="false" calcext:value-type="boolean">
            <text:p>FALSE</text:p>
          </table:table-cell>
          <table:table-cell table:style-name="ce115" table:formula="of:=AND(AND(ISBLANK([.$E148]);AND(ISBLANK([.$F148]);AND(ISBLANK([.$G148]);ISBLANK([.$H148]))));NOT(ISBLANK([.$J148])))" office:value-type="boolean" office:boolean-value="false" calcext:value-type="boolean">
            <text:p>FALSE</text:p>
          </table:table-cell>
          <table:table-cell table:style-name="ce115" table:formula="of:=AND(AND(ISBLANK([.$E148]);AND(ISBLANK([.$F148]);AND(ISBLANK([.$G148]);ISBLANK([.$H148]))));NOT(ISBLANK([.$K148])))" office:value-type="boolean" office:boolean-value="false" calcext:value-type="boolean">
            <text:p>FALSE</text:p>
          </table:table-cell>
          <table:table-cell table:style-name="ce115" table:formula="of:=AND(AND(ISBLANK([.$E148]);AND(ISBLANK([.$F148]);AND(ISBLANK([.$G148]);ISBLANK([.$H148]))));NOT(ISBLANK([.$L1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 office:value-type="string" calcext:value-type="string">
            <text:p>Panels</text:p>
          </table:table-cell>
          <table:table-cell table:style-name="ce137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Left Panel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U </text:span><text:span text:style-name="T20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Nav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2</text:p>
          </table:table-cell>
          <table:table-cell table:style-name="ce102" office:value-type="string" calcext:value-type="string">
            <text:p>T16KTR_TH<text:span text:style-name="T4">-H3U</text:span> [I_U]</text:p>
          </table:table-cell>
          <table:table-cell table:style-name="ce180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1]));OR(NOT(ISBLANK([.$F151]));OR(NOT(ISBLANK([.$G151]));NOT(ISBLANK([.$H151])))))" office:value-type="boolean" office:boolean-value="true" calcext:value-type="boolean">
            <text:p>TRUE</text:p>
          </table:table-cell>
          <table:table-cell table:style-name="ce112" table:formula="of:=OR(OR(OR(IF([.$P151]=1);IF([.$Q151]=1));IF([.$R151]=1));IF([.$S151]=1))" office:value-type="boolean" office:boolean-value="false" calcext:value-type="boolean">
            <text:p>FALSE</text:p>
          </table:table-cell>
          <table:table-cell table:style-name="ce113" table:formula="of:=AND(ISBLANK([.$E151]);NOT(ISBLANK([.$I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J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L1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Right Panel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U </text:span><text:span text:style-name="T20">D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onfig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3</text:p>
          </table:table-cell>
          <table:table-cell table:style-name="ce102" office:value-type="string" calcext:value-type="string">
            <text:p>T16KTR_TH<text:span text:style-name="T4">-H3D</text:span> [I_U]</text:p>
          </table:table-cell>
          <table:table-cell table:style-name="ce180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3]));OR(NOT(ISBLANK([.$F153]));OR(NOT(ISBLANK([.$G153]));NOT(ISBLANK([.$H153])))))" office:value-type="boolean" office:boolean-value="true" calcext:value-type="boolean">
            <text:p>TRUE</text:p>
          </table:table-cell>
          <table:table-cell table:style-name="ce112" table:formula="of:=OR(OR(OR(IF([.$P153]=1);IF([.$Q153]=1));IF([.$R153]=1));IF([.$S153]=1))" office:value-type="boolean" office:boolean-value="false" calcext:value-type="boolean">
            <text:p>FALSE</text:p>
          </table:table-cell>
          <table:table-cell table:style-name="ce113" table:formula="of:=AND(ISBLANK([.$E153]);NOT(ISBLANK([.$I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J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L1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Center Panel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U </text:span><text:span text:style-name="T20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Panel Role</text:p>
          </table:table-cell>
          <table:table-cell table:style-name="ce12" office:value-type="string" calcext:value-type="string">
            <text:p>Elite Dangerous</text:p>
          </table:table-cell>
          <table:table-cell table:style-name="ce97"/>
          <table:table-cell table:style-name="ce102"/>
          <table:table-cell table:style-name="ce180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5]));OR(NOT(ISBLANK([.$F155]));OR(NOT(ISBLANK([.$G155]));NOT(ISBLANK([.$H155])))))" office:value-type="boolean" office:boolean-value="true" calcext:value-type="boolean">
            <text:p>TRUE</text:p>
          </table:table-cell>
          <table:table-cell table:style-name="ce112" table:formula="of:=OR(OR(OR(IF([.$P155]=1);IF([.$Q155]=1));IF([.$R155]=1));IF([.$S155]=1))" office:value-type="boolean" office:boolean-value="false" calcext:value-type="boolean">
            <text:p>FALSE</text:p>
          </table:table-cell>
          <table:table-cell table:style-name="ce113" table:formula="of:=AND(ISBLANK([.$E155]);NOT(ISBLANK([.$I155])))" office:value-type="boolean" office:boolean-value="false" calcext:value-type="boolean">
            <text:p>FALSE</text:p>
          </table:table-cell>
          <table:table-cell table:style-name="ce115" table:formula="of:=AND(AND(ISBLANK([.$E155]);AND(ISBLANK([.$F155]);AND(ISBLANK([.$G155]);ISBLANK([.$H155]))));NOT(ISBLANK([.$I155])))" office:value-type="boolean" office:boolean-value="false" calcext:value-type="boolean">
            <text:p>FALSE</text:p>
          </table:table-cell>
          <table:table-cell table:style-name="ce115" table:formula="of:=AND(AND(ISBLANK([.$E155]);AND(ISBLANK([.$F155]);AND(ISBLANK([.$G155]);ISBLANK([.$H155]))));NOT(ISBLANK([.$J155])))" office:value-type="boolean" office:boolean-value="false" calcext:value-type="boolean">
            <text:p>FALSE</text:p>
          </table:table-cell>
          <table:table-cell table:style-name="ce115" table:formula="of:=AND(AND(ISBLANK([.$E155]);AND(ISBLANK([.$F155]);AND(ISBLANK([.$G155]);ISBLANK([.$H155]))));NOT(ISBLANK([.$K155])))" office:value-type="boolean" office:boolean-value="false" calcext:value-type="boolean">
            <text:p>FALSE</text:p>
          </table:table-cell>
          <table:table-cell table:style-name="ce115" table:formula="of:=AND(AND(ISBLANK([.$E155]);AND(ISBLANK([.$F155]);AND(ISBLANK([.$G155]);ISBLANK([.$H155]))));NOT(ISBLANK([.$L1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Options (ESC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SC</text:p>
          </table:table-cell>
          <table:table-cell table:style-name="ce102" office:value-type="string" calcext:value-type="string">
            <text:p>T16KTR_TH<text:span text:style-name="T4">-H3L</text:span> [I_U]</text:p>
          </table:table-cell>
          <table:table-cell table:style-name="ce180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6]));OR(NOT(ISBLANK([.$F156]));OR(NOT(ISBLANK([.$G156]));NOT(ISBLANK([.$H156])))))" office:value-type="boolean" office:boolean-value="true" calcext:value-type="boolean">
            <text:p>TRUE</text:p>
          </table:table-cell>
          <table:table-cell table:style-name="ce112" table:formula="of:=OR(OR(OR(IF([.$P156]=1);IF([.$Q156]=1));IF([.$R156]=1));IF([.$S156]=1))" office:value-type="boolean" office:boolean-value="false" calcext:value-type="boolean">
            <text:p>FALSE</text:p>
          </table:table-cell>
          <table:table-cell table:style-name="ce113" table:formula="of:=AND(ISBLANK([.$E156]);NOT(ISBLANK([.$I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J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L15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Forward Panel OR View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U </text:span><text:span text:style-name="T20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Comm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3R</text:span> [I_U]</text:p>
          </table:table-cell>
          <table:table-cell table:style-name="ce180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8]));OR(NOT(ISBLANK([.$F158]));OR(NOT(ISBLANK([.$G158]));NOT(ISBLANK([.$H158])))))" office:value-type="boolean" office:boolean-value="true" calcext:value-type="boolean">
            <text:p>TRUE</text:p>
          </table:table-cell>
          <table:table-cell table:style-name="ce112" table:formula="of:=OR(OR(OR(IF([.$P158]=1);IF([.$Q158]=1));IF([.$R158]=1));IF([.$S158]=1))" office:value-type="boolean" office:boolean-value="false" calcext:value-type="boolean">
            <text:p>FALSE</text:p>
          </table:table-cell>
          <table:table-cell table:style-name="ce113" table:formula="of:=AND(ISBLANK([.$E158]);NOT(ISBLANK([.$I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J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L1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 office:value-type="string" calcext:value-type="string">
            <text:p>Reference,</text:p>
            <text:p>Quick Nav</text:p>
          </table:table-cell>
          <table:table-cell table:style-name="ce137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office:annotation draw:style-name="gr3" draw:text-style-name="P2" svg:width="82.18pt" svg:height="61.68pt" svg:x="377.21pt" svg:y="4127.87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3 [I_D].</text:span></text:p>
            </office:annotation>
            <text:p><text:span text:style-name="T6">UNUSUAL DUPLICATE</text:span></text:p>
            <text:p>Waypoint Designate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D </text:span><text:span text:style-name="T20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1]));OR(NOT(ISBLANK([.$F161]));OR(NOT(ISBLANK([.$G161]));NOT(ISBLANK([.$H161])))))" office:value-type="boolean" office:boolean-value="true" calcext:value-type="boolean">
            <text:p>TRUE</text:p>
          </table:table-cell>
          <table:table-cell table:style-name="ce112" table:formula="of:=OR(OR(OR(IF([.$P161]=1);IF([.$Q161]=1));IF([.$R161]=1));IF([.$S161]=1))" office:value-type="boolean" office:boolean-value="false" calcext:value-type="boolean">
            <text:p>FALSE</text:p>
          </table:table-cell>
          <table:table-cell table:style-name="ce113" table:formula="of:=AND(ISBLANK([.$E161]);NOT(ISBLANK([.$I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I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J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K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L1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4180.68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02" office:value-type="string" calcext:value-type="string">
            <text:p>T16KTR_TH<text:span text:style-name="T4">-H3R</text:span> [I_D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2]));OR(NOT(ISBLANK([.$F162]));OR(NOT(ISBLANK([.$G162]));NOT(ISBLANK([.$H162])))))" office:value-type="boolean" office:boolean-value="true" calcext:value-type="boolean">
            <text:p>TRUE</text:p>
          </table:table-cell>
          <table:table-cell table:style-name="ce112" table:formula="of:=OR(OR(OR(IF([.$P162]=1);IF([.$Q162]=1));IF([.$R162]=1));IF([.$S162]=1))" office:value-type="boolean" office:boolean-value="false" calcext:value-type="boolean">
            <text:p>FALSE</text:p>
          </table:table-cell>
          <table:table-cell table:style-name="ce113" table:formula="of:=AND(ISBLANK([.$E162]);NOT(ISBLANK([.$I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I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J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K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L16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x</text:p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3]));OR(NOT(ISBLANK([.$F163]));OR(NOT(ISBLANK([.$G163]));NOT(ISBLANK([.$H163])))))" office:value-type="boolean" office:boolean-value="true" calcext:value-type="boolean">
            <text:p>TRUE</text:p>
          </table:table-cell>
          <table:table-cell table:style-name="ce112" table:formula="of:=OR(OR(OR(IF([.$P163]=1);IF([.$Q163]=1));IF([.$R163]=1));IF([.$S163]=1))" office:value-type="boolean" office:boolean-value="false" calcext:value-type="boolean">
            <text:p>FALSE</text:p>
          </table:table-cell>
          <table:table-cell table:style-name="ce113" table:formula="of:=AND(ISBLANK([.$E163]);NOT(ISBLANK([.$I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I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J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K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L1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4" office:value-type="string" calcext:value-type="string">
            <office:annotation draw:style-name="gr3" draw:text-style-name="P2" svg:width="82.18pt" svg:height="61.68pt" svg:x="377.21pt" svg:y="4233.46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4 [I_D].</text:span></text:p>
            </office:annotation>
            <text:p><text:span text:style-name="T6">UNUSUAL DUPLICATE</text:span></text:p>
            <text:p>Event Mark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D </text:span><text:span text:style-name="T20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UNUSUAL DUPLICATE</text:span></text:p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T16KTR_TH<text:span text:style-name="T4">-H3L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5]));OR(NOT(ISBLANK([.$F165]));OR(NOT(ISBLANK([.$G165]));NOT(ISBLANK([.$H165])))))" office:value-type="boolean" office:boolean-value="true" calcext:value-type="boolean">
            <text:p>TRUE</text:p>
          </table:table-cell>
          <table:table-cell table:style-name="ce112" table:formula="of:=OR(OR(OR(IF([.$P165]=1);IF([.$Q165]=1));IF([.$R165]=1));IF([.$S165]=1))" office:value-type="boolean" office:boolean-value="false" calcext:value-type="boolean">
            <text:p>FALSE</text:p>
          </table:table-cell>
          <table:table-cell table:style-name="ce113" table:formula="of:=AND(ISBLANK([.$E165]);NOT(ISBLANK([.$I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I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J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K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L1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Sim Kneeboard Forward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D </text:span><text:span text:style-name="T20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H3D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7]));OR(NOT(ISBLANK([.$F167]));OR(NOT(ISBLANK([.$G167]));NOT(ISBLANK([.$H167])))))" office:value-type="boolean" office:boolean-value="true" calcext:value-type="boolean">
            <text:p>TRUE</text:p>
          </table:table-cell>
          <table:table-cell table:style-name="ce112" table:formula="of:=OR(OR(OR(IF([.$P167]=1);IF([.$Q167]=1));IF([.$R167]=1));IF([.$S167]=1))" office:value-type="boolean" office:boolean-value="false" calcext:value-type="boolean">
            <text:p>FALSE</text:p>
          </table:table-cell>
          <table:table-cell table:style-name="ce113" table:formula="of:=AND(ISBLANK([.$E167]);NOT(ISBLANK([.$I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I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J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K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L1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Sim Kneeboard Back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D </text:span><text:span text:style-name="T20">D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H3U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112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113" table:formula="of:=AND(ISBLANK([.$E169]);NOT(ISBLANK([.$I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I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 office:value-type="string" calcext:value-type="string">
            <text:p>Sensors – Targeting</text:p>
          </table:table-cell>
          <table:table-cell table:style-name="ce137" office:value-type="string" calcext:value-type="string">
            <text:p>Ahead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y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112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113" table:formula="of:=AND(ISBLANK([.$E171]);NOT(ISBLANK([.$I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Threat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3]));OR(NOT(ISBLANK([.$F173]));OR(NOT(ISBLANK([.$G173]));NOT(ISBLANK([.$H173])))))" office:value-type="boolean" office:boolean-value="true" calcext:value-type="boolean">
            <text:p>TRUE</text:p>
          </table:table-cell>
          <table:table-cell table:style-name="ce112" table:formula="of:=OR(OR(OR(IF([.$P173]=1);IF([.$Q173]=1));IF([.$R173]=1));IF([.$S173]=1))" office:value-type="boolean" office:boolean-value="false" calcext:value-type="boolean">
            <text:p>FALSE</text:p>
          </table:table-cell>
          <table:table-cell table:style-name="ce113" table:formula="of:=AND(ISBLANK([.$E173]);NOT(ISBLANK([.$I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J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L1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Subsystems+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5]));OR(NOT(ISBLANK([.$F175]));OR(NOT(ISBLANK([.$G175]));NOT(ISBLANK([.$H175])))))" office:value-type="boolean" office:boolean-value="true" calcext:value-type="boolean">
            <text:p>TRUE</text:p>
          </table:table-cell>
          <table:table-cell table:style-name="ce112" table:formula="of:=OR(OR(OR(IF([.$P175]=1);IF([.$Q175]=1));IF([.$R175]=1));IF([.$S175]=1))" office:value-type="boolean" office:boolean-value="false" calcext:value-type="boolean">
            <text:p>FALSE</text:p>
          </table:table-cell>
          <table:table-cell table:style-name="ce113" table:formula="of:=AND(ISBLANK([.$E175]);NOT(ISBLANK([.$I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J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L1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Subsystems-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D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7]));OR(NOT(ISBLANK([.$F177]));OR(NOT(ISBLANK([.$G177]));NOT(ISBLANK([.$H177])))))" office:value-type="boolean" office:boolean-value="true" calcext:value-type="boolean">
            <text:p>TRUE</text:p>
          </table:table-cell>
          <table:table-cell table:style-name="ce112" table:formula="of:=OR(OR(OR(IF([.$P177]=1);IF([.$Q177]=1));IF([.$R177]=1));IF([.$S177]=1))" office:value-type="boolean" office:boolean-value="false" calcext:value-type="boolean">
            <text:p>FALSE</text:p>
          </table:table-cell>
          <table:table-cell table:style-name="ce113" table:formula="of:=AND(ISBLANK([.$E177]);NOT(ISBLANK([.$I177])))" office:value-type="boolean" office:boolean-value="false" calcext:value-type="boolean">
            <text:p>FALSE</text:p>
          </table:table-cell>
          <table:table-cell table:style-name="ce115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115" table:formula="of:=AND(AND(ISBLANK([.$E177]);AND(ISBLANK([.$F177]);AND(ISBLANK([.$G177]);ISBLANK([.$H177]))));NOT(ISBLANK([.$J177])))" office:value-type="boolean" office:boolean-value="false" calcext:value-type="boolean">
            <text:p>FALSE</text:p>
          </table:table-cell>
          <table:table-cell table:style-name="ce115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115" table:formula="of:=AND(AND(ISBLANK([.$E177]);AND(ISBLANK([.$F177]);AND(ISBLANK([.$G177]);ISBLANK([.$H177]))));NOT(ISBLANK([.$L17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Ahead (Subsystem)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Attacker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Turrets+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Turrets-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D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9" office:value-type="string" calcext:value-type="string">
            <office:annotation draw:style-name="gr6" draw:text-style-name="P2" svg:width="101.45pt" svg:height="95.27pt" svg:x="120.67pt" svg:y="4709.28pt" draw:caption-point-x="-15.48pt" draw:caption-point-y="42.18pt">
              <dc:date>2019-11-01T00:00:00</dc:date>
              <text:p text:style-name="P1"><text:span text:style-name="T1">HOLD continiously desirable to force seeker to specific vector.</text:span></text:p>
              <text:p text:style-name="P1"><text:span text:style-name="T1"/></text:p>
              <text:p text:style-name="P1"><text:span text:style-name="T1">AVOID short/long-press or macro assignments.</text:span></text:p>
            </office:annotation>
            <text:p>Sensors – Un-Cage</text:p>
          </table:table-cell>
          <table:table-cell table:style-name="ce137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Cage (Generic or Missile Seeker)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U </text:span><text:span text:style-name="T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c</text:p>
          </table:table-cell>
          <table:table-cell table:style-name="ce102" office:value-type="string" calcext:value-type="string">
            <text:p>T16KTR_TH<text:span text:style-name="T4">-H2L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4]));OR(NOT(ISBLANK([.$F184]));OR(NOT(ISBLANK([.$G184]));NOT(ISBLANK([.$H184])))))" office:value-type="boolean" office:boolean-value="true" calcext:value-type="boolean">
            <text:p>TRUE</text:p>
          </table:table-cell>
          <table:table-cell table:style-name="ce112" table:formula="of:=OR(OR(OR(IF([.$P184]=1);IF([.$Q184]=1));IF([.$R184]=1));IF([.$S184]=1))" office:value-type="boolean" office:boolean-value="false" calcext:value-type="boolean">
            <text:p>FALSE</text:p>
          </table:table-cell>
          <table:table-cell table:style-name="ce113" table:formula="of:=AND(ISBLANK([.$E184]);NOT(ISBLANK([.$I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I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J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K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L1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 office:value-type="string" calcext:value-type="string">
            <text:p>Sensors – Of Interest</text:p>
          </table:table-cell>
          <table:table-cell table:style-name="ce137" office:value-type="string" calcext:value-type="string">
            <text:p>Aft</text:p>
          </table:table-cell>
          <table:table-cell table:number-columns-repeated="2"/>
          <table:table-cell table:style-name="ce178" office:value-type="string" calcext:value-type="string">
            <text:p>Sensors I_M <text:span text:style-name="T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.</text:p>
          </table:table-cell>
          <table:table-cell table:style-name="ce102" office:value-type="string" calcext:value-type="string">
            <text:p>T16KTR_TH<text:span text:style-name="T4">-H2L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6]));OR(NOT(ISBLANK([.$F186]));OR(NOT(ISBLANK([.$G186]));NOT(ISBLANK([.$H186])))))" office:value-type="boolean" office:boolean-value="true" calcext:value-type="boolean">
            <text:p>TRUE</text:p>
          </table:table-cell>
          <table:table-cell table:style-name="ce112" table:formula="of:=OR(OR(OR(IF([.$P186]=1);IF([.$Q186]=1));IF([.$R186]=1));IF([.$S186]=1))" office:value-type="boolean" office:boolean-value="false" calcext:value-type="boolean">
            <text:p>FALSE</text:p>
          </table:table-cell>
          <table:table-cell table:style-name="ce113" table:formula="of:=AND(ISBLANK([.$E186]);NOT(ISBLANK([.$I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I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J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K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L1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X</text:p>
            <text:p>DEPRESS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R_ALT ‘</text:p>
          </table:table-cell>
          <table:table-cell table:style-name="ce102" office:value-type="string" calcext:value-type="string">
            <text:p>T16KTR_TH<text:span text:style-name="T4">-H2L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7]));OR(NOT(ISBLANK([.$F187]));OR(NOT(ISBLANK([.$G187]));NOT(ISBLANK([.$H187])))))" office:value-type="boolean" office:boolean-value="true" calcext:value-type="boolean">
            <text:p>TRUE</text:p>
          </table:table-cell>
          <table:table-cell table:style-name="ce112" table:formula="of:=OR(OR(OR(IF([.$P187]=1);IF([.$Q187]=1));IF([.$R187]=1));IF([.$S187]=1))" office:value-type="boolean" office:boolean-value="false" calcext:value-type="boolean">
            <text:p>FALSE</text:p>
          </table:table-cell>
          <table:table-cell table:style-name="ce113" table:formula="of:=AND(ISBLANK([.$E187]);NOT(ISBLANK([.$I187])))" office:value-type="boolean" office:boolean-value="false" calcext:value-type="boolean">
            <text:p>FALSE</text:p>
          </table:table-cell>
          <table:table-cell table:style-name="ce115" table:formula="of:=AND(AND(ISBLANK([.$E187]);AND(ISBLANK([.$F187]);AND(ISBLANK([.$G187]);ISBLANK([.$H187]))));NOT(ISBLANK([.$I187])))" office:value-type="boolean" office:boolean-value="false" calcext:value-type="boolean">
            <text:p>FALSE</text:p>
          </table:table-cell>
          <table:table-cell table:style-name="ce115" table:formula="of:=AND(AND(ISBLANK([.$E187]);AND(ISBLANK([.$F187]);AND(ISBLANK([.$G187]);ISBLANK([.$H187]))));NOT(ISBLANK([.$J187])))" office:value-type="boolean" office:boolean-value="false" calcext:value-type="boolean">
            <text:p>FALSE</text:p>
          </table:table-cell>
          <table:table-cell table:style-name="ce115" table:formula="of:=AND(AND(ISBLANK([.$E187]);AND(ISBLANK([.$F187]);AND(ISBLANK([.$G187]);ISBLANK([.$H187]))));NOT(ISBLANK([.$K187])))" office:value-type="boolean" office:boolean-value="false" calcext:value-type="boolean">
            <text:p>FALSE</text:p>
          </table:table-cell>
          <table:table-cell table:style-name="ce115" table:formula="of:=AND(AND(ISBLANK([.$E187]);AND(ISBLANK([.$F187]);AND(ISBLANK([.$G187]);ISBLANK([.$H187]))));NOT(ISBLANK([.$L1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Forward</text:p>
          </table:table-cell>
          <table:table-cell table:number-columns-repeated="2"/>
          <table:table-cell table:style-name="ce178" office:value-type="string" calcext:value-type="string">
            <text:p>Sensors I_M <text:span text:style-name="T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;</text:p>
          </table:table-cell>
          <table:table-cell table:style-name="ce102" office:value-type="string" calcext:value-type="string">
            <text:p>T16KTR_TH<text:span text:style-name="T4">-H2R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9]));OR(NOT(ISBLANK([.$F189]));OR(NOT(ISBLANK([.$G189]));NOT(ISBLANK([.$H189])))))" office:value-type="boolean" office:boolean-value="true" calcext:value-type="boolean">
            <text:p>TRUE</text:p>
          </table:table-cell>
          <table:table-cell table:style-name="ce112" table:formula="of:=OR(OR(OR(IF([.$P189]=1);IF([.$Q189]=1));IF([.$R189]=1));IF([.$S189]=1))" office:value-type="boolean" office:boolean-value="false" calcext:value-type="boolean">
            <text:p>FALSE</text:p>
          </table:table-cell>
          <table:table-cell table:style-name="ce113" table:formula="of:=AND(ISBLANK([.$E189]);NOT(ISBLANK([.$I189])))" office:value-type="boolean" office:boolean-value="false" calcext:value-type="boolean">
            <text:p>FALSE</text:p>
          </table:table-cell>
          <table:table-cell table:style-name="ce115" table:formula="of:=AND(AND(ISBLANK([.$E189]);AND(ISBLANK([.$F189]);AND(ISBLANK([.$G189]);ISBLANK([.$H189]))));NOT(ISBLANK([.$I189])))" office:value-type="boolean" office:boolean-value="false" calcext:value-type="boolean">
            <text:p>FALSE</text:p>
          </table:table-cell>
          <table:table-cell table:style-name="ce115" table:formula="of:=AND(AND(ISBLANK([.$E189]);AND(ISBLANK([.$F189]);AND(ISBLANK([.$G189]);ISBLANK([.$H189]))));NOT(ISBLANK([.$J189])))" office:value-type="boolean" office:boolean-value="false" calcext:value-type="boolean">
            <text:p>FALSE</text:p>
          </table:table-cell>
          <table:table-cell table:style-name="ce115" table:formula="of:=AND(AND(ISBLANK([.$E189]);AND(ISBLANK([.$F189]);AND(ISBLANK([.$G189]);ISBLANK([.$H189]))));NOT(ISBLANK([.$K189])))" office:value-type="boolean" office:boolean-value="false" calcext:value-type="boolean">
            <text:p>FALSE</text:p>
          </table:table-cell>
          <table:table-cell table:style-name="ce115" table:formula="of:=AND(AND(ISBLANK([.$E189]);AND(ISBLANK([.$F189]);AND(ISBLANK([.$G189]);ISBLANK([.$H189]))));NOT(ISBLANK([.$L1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Left</text:p>
          </table:table-cell>
          <table:table-cell table:number-columns-repeated="2"/>
          <table:table-cell table:style-name="ce178" office:value-type="string" calcext:value-type="string">
            <text:p>Sensors I_M <text:span text:style-name="T4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,</text:p>
          </table:table-cell>
          <table:table-cell table:style-name="ce102" office:value-type="string" calcext:value-type="string">
            <text:p>T16KTR_TH<text:span text:style-name="T4">-H2U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1]));OR(NOT(ISBLANK([.$F191]));OR(NOT(ISBLANK([.$G191]));NOT(ISBLANK([.$H191])))))" office:value-type="boolean" office:boolean-value="true" calcext:value-type="boolean">
            <text:p>TRUE</text:p>
          </table:table-cell>
          <table:table-cell table:style-name="ce112" table:formula="of:=OR(OR(OR(IF([.$P191]=1);IF([.$Q191]=1));IF([.$R191]=1));IF([.$S191]=1))" office:value-type="boolean" office:boolean-value="false" calcext:value-type="boolean">
            <text:p>FALSE</text:p>
          </table:table-cell>
          <table:table-cell table:style-name="ce113" table:formula="of:=AND(ISBLANK([.$E191]);NOT(ISBLANK([.$I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I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J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K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L1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Right</text:p>
          </table:table-cell>
          <table:table-cell table:number-columns-repeated="2"/>
          <table:table-cell table:style-name="ce178" office:value-type="string" calcext:value-type="string">
            <text:p>Sensors I_M <text:span text:style-name="T4">D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/</text:p>
          </table:table-cell>
          <table:table-cell table:style-name="ce102" office:value-type="string" calcext:value-type="string">
            <text:p>T16KTR_TH<text:span text:style-name="T4">-H2D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3]));OR(NOT(ISBLANK([.$F193]));OR(NOT(ISBLANK([.$G193]));NOT(ISBLANK([.$H193])))))" office:value-type="boolean" office:boolean-value="true" calcext:value-type="boolean">
            <text:p>TRUE</text:p>
          </table:table-cell>
          <table:table-cell table:style-name="ce112" table:formula="of:=OR(OR(OR(IF([.$P193]=1);IF([.$Q193]=1));IF([.$R193]=1));IF([.$S193]=1))" office:value-type="boolean" office:boolean-value="false" calcext:value-type="boolean">
            <text:p>FALSE</text:p>
          </table:table-cell>
          <table:table-cell table:style-name="ce113" table:formula="of:=AND(ISBLANK([.$E193]);NOT(ISBLANK([.$I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I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J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L1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 office:value-type="string" calcext:value-type="string">
            <text:p>Sensors – Intelligence,</text:p>
            <text:p>Accessory</text:p>
          </table:table-cell>
          <table:table-cell table:style-name="ce95" office:value-type="string" calcext:value-type="string">
            <text:p>Variant Unique</text:p>
          </table:table-cell>
          <table:table-cell table:style-name="ce96" office:value-type="string" calcext:value-type="string">
            <text:p><text:span text:style-name="T7">Sensors</text:span> <text:span text:style-name="T7">I_D</text:span></text:p>
          </table:table-cell>
          <table:table-cell table:number-columns-repeated="2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02" office:value-type="string" calcext:value-type="string">
            <text:p>T16KTR_TH<text:span text:style-name="T4">-H2U</text:span> [I_D]</text:p>
          </table:table-cell>
          <table:table-cell table:style-name="ce180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112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113" table:formula="of:=AND(ISBLANK([.$E195]);NOT(ISBLANK([.$I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Sim – Cockpit View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2U</text:span> [I_D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6]));OR(NOT(ISBLANK([.$F196]));OR(NOT(ISBLANK([.$G196]));NOT(ISBLANK([.$H196])))))" office:value-type="boolean" office:boolean-value="true" calcext:value-type="boolean">
            <text:p>TRUE</text:p>
          </table:table-cell>
          <table:table-cell table:style-name="ce112" table:formula="of:=OR(OR(OR(IF([.$P196]=1);IF([.$Q196]=1));IF([.$R196]=1));IF([.$S196]=1))" office:value-type="boolean" office:boolean-value="false" calcext:value-type="boolean">
            <text:p>FALSE</text:p>
          </table:table-cell>
          <table:table-cell table:style-name="ce113" table:formula="of:=AND(ISBLANK([.$E196]);NOT(ISBLANK([.$I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J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L1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office:annotation draw:style-name="gr2" draw:text-style-name="P2" svg:width="82.18pt" svg:height="51pt" svg:x="377.21pt" svg:y="5104.66pt" draw:caption-point-x="-17.29pt" draw:caption-point-y="42.8pt">
              <dc:date>2019-11-01T00:00:00</dc:date>
              <text:p text:style-name="P1"><text:span text:style-name="T1">As appropriate.</text:span></text:p>
            </office:annotation>
            <text:p>MISUSE</text:p>
            <text:p>Sim – Theater Map View, Current Point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02" office:value-type="string" calcext:value-type="string">
            <text:p>T16KTR_TH<text:span text:style-name="T4">-H2U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112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113" table:formula="of:=AND(ISBLANK([.$E197]);NOT(ISBLANK([.$I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02" office:value-type="string" calcext:value-type="string">
            <text:p>T16KTR_TH<text:span text:style-name="T4">-H2D</text:span> [I_D]</text:p>
          </table:table-cell>
          <table:table-cell table:style-name="ce180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8]));OR(NOT(ISBLANK([.$F198]));OR(NOT(ISBLANK([.$G198]));NOT(ISBLANK([.$H198])))))" office:value-type="boolean" office:boolean-value="true" calcext:value-type="boolean">
            <text:p>TRUE</text:p>
          </table:table-cell>
          <table:table-cell table:style-name="ce112" table:formula="of:=OR(OR(OR(IF([.$P198]=1);IF([.$Q198]=1));IF([.$R198]=1));IF([.$S198]=1))" office:value-type="boolean" office:boolean-value="false" calcext:value-type="boolean">
            <text:p>FALSE</text:p>
          </table:table-cell>
          <table:table-cell table:style-name="ce113" table:formula="of:=AND(ISBLANK([.$E198]);NOT(ISBLANK([.$I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J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L1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office:annotation draw:style-name="gr9" draw:text-style-name="P2" svg:width="202.39pt" svg:height="76.28pt" svg:x="377.21pt" svg:y="5157.47pt" draw:caption-point-x="-17.29pt" draw:caption-point-y="42.8pt">
              <dc:date>2019-11-01T00:00:00</dc:date>
              <text:p text:style-name="P1"><text:span text:style-name="T1">Planned to support Electronic Flight Bag (EFB), such as FltPlan Go (Garmin) .</text:span></text:p>
            </office:annotation>
            <text:p>RESERVED</text:p>
          </table:table-cell>
          <table:table-cell table:style-name="ce13" office:value-type="string" calcext:value-type="string">
            <text:p>DCS – FA18C</text:p>
          </table:table-cell>
          <table:table-cell table:style-name="ce143" office:value-type="string" calcext:value-type="string">
            <text:p>RESERVED</text:p>
          </table:table-cell>
          <table:table-cell table:style-name="ce102" office:value-type="string" calcext:value-type="string">
            <text:p>T16KTR_TH<text:span text:style-name="T4">-H2D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9]));OR(NOT(ISBLANK([.$F199]));OR(NOT(ISBLANK([.$G199]));NOT(ISBLANK([.$H199])))))" office:value-type="boolean" office:boolean-value="true" calcext:value-type="boolean">
            <text:p>TRUE</text:p>
          </table:table-cell>
          <table:table-cell table:style-name="ce112" table:formula="of:=OR(OR(OR(IF([.$P199]=1);IF([.$Q199]=1));IF([.$R199]=1));IF([.$S199]=1))" office:value-type="boolean" office:boolean-value="false" calcext:value-type="boolean">
            <text:p>FALSE</text:p>
          </table:table-cell>
          <table:table-cell table:style-name="ce113" table:formula="of:=AND(ISBLANK([.$E199]);NOT(ISBLANK([.$I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J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L1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office:annotation draw:style-name="gr10" draw:text-style-name="P2" svg:width="154.63pt" svg:height="128.86pt" svg:x="377.21pt" svg:y="5185.7pt" draw:caption-point-x="-17.29pt" draw:caption-point-y="40.96pt">
              <dc:date>2019-10-31T00:00:00</dc:date>
              <text:p text:style-name="P1"><text:span text:style-name="T1">MISUSE WORKAROUND particularly severe and unusual.</text:span></text:p>
              <text:p text:style-name="P1"><text:span text:style-name="T1"/></text:p>
              <text:p text:style-name="P1"><text:span text:style-name="T1">Desktop application control does not require, and is inappropriate for, HOTAS, or Voice.</text:span></text:p>
              <text:p text:style-name="P1"><text:span text:style-name="T1"/></text:p>
              <text:p text:style-name="P1"><text:span text:style-name="T1">Physical panels, MFD, or gesture recognition, exclusively, strongly 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02" office:value-type="string" calcext:value-type="string">
            <text:p>T16KTR_TH<text:span text:style-name="T4">-H2R</text:span> [I_D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0]));OR(NOT(ISBLANK([.$F200]));OR(NOT(ISBLANK([.$G200]));NOT(ISBLANK([.$H200])))))" office:value-type="boolean" office:boolean-value="true" calcext:value-type="boolean">
            <text:p>TRUE</text:p>
          </table:table-cell>
          <table:table-cell table:style-name="ce112" table:formula="of:=OR(OR(OR(IF([.$P200]=1);IF([.$Q200]=1));IF([.$R200]=1));IF([.$S200]=1))" office:value-type="boolean" office:boolean-value="false" calcext:value-type="boolean">
            <text:p>FALSE</text:p>
          </table:table-cell>
          <table:table-cell table:style-name="ce113" table:formula="of:=AND(ISBLANK([.$E200]);NOT(ISBLANK([.$I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I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J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K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L2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MISUSE WORKAROUND</text:span></text:p>
            <text:p>Application Tab Up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RCTRL + PageUp</text:p>
          </table:table-cell>
          <table:table-cell table:style-name="ce102" office:value-type="string" calcext:value-type="string">
            <text:p>T16KTR_TH<text:span text:style-name="T4">-H2R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1]));OR(NOT(ISBLANK([.$F201]));OR(NOT(ISBLANK([.$G201]));NOT(ISBLANK([.$H201])))))" office:value-type="boolean" office:boolean-value="true" calcext:value-type="boolean">
            <text:p>TRUE</text:p>
          </table:table-cell>
          <table:table-cell table:style-name="ce112" table:formula="of:=OR(OR(OR(IF([.$P201]=1);IF([.$Q201]=1));IF([.$R201]=1));IF([.$S201]=1))" office:value-type="boolean" office:boolean-value="false" calcext:value-type="boolean">
            <text:p>FALSE</text:p>
          </table:table-cell>
          <table:table-cell table:style-name="ce113" table:formula="of:=AND(ISBLANK([.$E201]);NOT(ISBLANK([.$I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I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J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L2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MISUSE WORKAROUND</text:span></text:p>
            <text:p><text:span text:style-name="T3">Application Page Down</text:span>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02" office:value-type="string" calcext:value-type="string">
            <text:p>T16KTR_TH<text:span text:style-name="T4">-H2L</text:span> [I_D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2]));OR(NOT(ISBLANK([.$F202]));OR(NOT(ISBLANK([.$G202]));NOT(ISBLANK([.$H202])))))" office:value-type="boolean" office:boolean-value="true" calcext:value-type="boolean">
            <text:p>TRUE</text:p>
          </table:table-cell>
          <table:table-cell table:style-name="ce112" table:formula="of:=OR(OR(OR(IF([.$P202]=1);IF([.$Q202]=1));IF([.$R202]=1));IF([.$S202]=1))" office:value-type="boolean" office:boolean-value="false" calcext:value-type="boolean">
            <text:p>FALSE</text:p>
          </table:table-cell>
          <table:table-cell table:style-name="ce113" table:formula="of:=AND(ISBLANK([.$E202]);NOT(ISBLANK([.$I202])))" office:value-type="boolean" office:boolean-value="false" calcext:value-type="boolean">
            <text:p>FALSE</text:p>
          </table:table-cell>
          <table:table-cell table:style-name="ce115" table:formula="of:=AND(AND(ISBLANK([.$E202]);AND(ISBLANK([.$F202]);AND(ISBLANK([.$G202]);ISBLANK([.$H202]))));NOT(ISBLANK([.$I202])))" office:value-type="boolean" office:boolean-value="false" calcext:value-type="boolean">
            <text:p>FALSE</text:p>
          </table:table-cell>
          <table:table-cell table:style-name="ce115" table:formula="of:=AND(AND(ISBLANK([.$E202]);AND(ISBLANK([.$F202]);AND(ISBLANK([.$G202]);ISBLANK([.$H202]))));NOT(ISBLANK([.$J202])))" office:value-type="boolean" office:boolean-value="false" calcext:value-type="boolean">
            <text:p>FALSE</text:p>
          </table:table-cell>
          <table:table-cell table:style-name="ce115" table:formula="of:=AND(AND(ISBLANK([.$E202]);AND(ISBLANK([.$F202]);AND(ISBLANK([.$G202]);ISBLANK([.$H202]))));NOT(ISBLANK([.$K202])))" office:value-type="boolean" office:boolean-value="false" calcext:value-type="boolean">
            <text:p>FALSE</text:p>
          </table:table-cell>
          <table:table-cell table:style-name="ce115" table:formula="of:=AND(AND(ISBLANK([.$E202]);AND(ISBLANK([.$F202]);AND(ISBLANK([.$G202]);ISBLANK([.$H202]))));NOT(ISBLANK([.$L2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MISUSE WORKAROUND</text:span></text:p>
            <text:p>Application Tab Down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RCTRL + PageDown</text:p>
          </table:table-cell>
          <table:table-cell table:style-name="ce102" office:value-type="string" calcext:value-type="string">
            <text:p>T16KTR_TH<text:span text:style-name="T4">-H2L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3]));OR(NOT(ISBLANK([.$F203]));OR(NOT(ISBLANK([.$G203]));NOT(ISBLANK([.$H203])))))" office:value-type="boolean" office:boolean-value="true" calcext:value-type="boolean">
            <text:p>TRUE</text:p>
          </table:table-cell>
          <table:table-cell table:style-name="ce112" table:formula="of:=OR(OR(OR(IF([.$P203]=1);IF([.$Q203]=1));IF([.$R203]=1));IF([.$S203]=1))" office:value-type="boolean" office:boolean-value="false" calcext:value-type="boolean">
            <text:p>FALSE</text:p>
          </table:table-cell>
          <table:table-cell table:style-name="ce113" table:formula="of:=AND(ISBLANK([.$E203]);NOT(ISBLANK([.$I203])))" office:value-type="boolean" office:boolean-value="false" calcext:value-type="boolean">
            <text:p>FALSE</text:p>
          </table:table-cell>
          <table:table-cell table:style-name="ce115" table:formula="of:=AND(AND(ISBLANK([.$E203]);AND(ISBLANK([.$F203]);AND(ISBLANK([.$G203]);ISBLANK([.$H203]))));NOT(ISBLANK([.$I203])))" office:value-type="boolean" office:boolean-value="false" calcext:value-type="boolean">
            <text:p>FALSE</text:p>
          </table:table-cell>
          <table:table-cell table:style-name="ce115" table:formula="of:=AND(AND(ISBLANK([.$E203]);AND(ISBLANK([.$F203]);AND(ISBLANK([.$G203]);ISBLANK([.$H203]))));NOT(ISBLANK([.$J203])))" office:value-type="boolean" office:boolean-value="false" calcext:value-type="boolean">
            <text:p>FALSE</text:p>
          </table:table-cell>
          <table:table-cell table:style-name="ce115" table:formula="of:=AND(AND(ISBLANK([.$E203]);AND(ISBLANK([.$F203]);AND(ISBLANK([.$G203]);ISBLANK([.$H203]))));NOT(ISBLANK([.$K203])))" office:value-type="boolean" office:boolean-value="false" calcext:value-type="boolean">
            <text:p>FALSE</text:p>
          </table:table-cell>
          <table:table-cell table:style-name="ce115" table:formula="of:=AND(AND(ISBLANK([.$E203]);AND(ISBLANK([.$F203]);AND(ISBLANK([.$G203]);ISBLANK([.$H203]))));NOT(ISBLANK([.$L2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7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203">
            <calcext:condition calcext:apply-style-name="Bad" calcext:value="=1" calcext:base-cell-address="Commands.N3"/>
          </calcext:conditional-format>
          <calcext:conditional-format calcext:target-range-address="Commands.M63:Commands.M64 Commands.M66:Commands.M67 Commands.M39:Commands.M40 Commands.M4:Commands.M5 Commands.M7:Commands.M8 Commands.M10:Commands.M11 Commands.M16:Commands.M17 Commands.M19:Commands.M19 Commands.M21:Commands.M21 Commands.M13:Commands.M14 Commands.M35:Commands.M37 Commands.M114:Commands.M115 Commands.M117:Commands.M118 Commands.M50:Commands.M55 Commands.M120:Commands.M121 Commands.M124:Commands.M124 Commands.M127:Commands.M128 Commands.M130:Commands.M132 Commands.D134:Commands.E136 Commands.M134:Commands.M136 Commands.D138:Commands.E139 Commands.M138:Commands.M139 Commands.D143:Commands.E144 Commands.M143:Commands.M144 Commands.E151:Commands.E151 Commands.D151:Commands.D151 Commands.M151:Commands.M151 Commands.D153:Commands.E153 Commands.M153:Commands.M153 Commands.D155:Commands.E156 Commands.M155:Commands.M156 Commands.D158:Commands.E158 Commands.M158:Commands.M158 Commands.D161:Commands.E163 Commands.M161:Commands.M163 Commands.D171:Commands.E171 Commands.M171:Commands.M171 Commands.D173:Commands.E173 Commands.M173:Commands.M173 Commands.D175:Commands.E175 Commands.M175:Commands.M175 Commands.D177:Commands.E177 Commands.M177:Commands.M177 Commands.M57:Commands.M58 Commands.M60:Commands.M61 Commands.D4:Commands.E5 Commands.D7:Commands.E8 Commands.D10:Commands.E11 Commands.D13:Commands.E14 Commands.D16:Commands.E17 Commands.D19:Commands.E19 Commands.D21:Commands.E21 Commands.D35:Commands.E37 Commands.D39:Commands.E40 Commands.D63:Commands.E64 Commands.D66:Commands.E67 Commands.D114:Commands.E115 Commands.D117:Commands.E118 Commands.D50:Commands.E55 Commands.D120:Commands.E121 Commands.D123:Commands.E124 Commands.D127:Commands.E128 Commands.D130:Commands.E132 Commands.D57:Commands.E58 Commands.D60:Commands.E61 Commands.D70:Commands.E71 Commands.M70:Commands.M71 Commands.D73:Commands.E74 Commands.M73:Commands.M74 Commands.D78:Commands.E78 Commands.M78:Commands.M78 Commands.D80:Commands.E80 Commands.M80:Commands.M80 Commands.D23:Commands.E24 Commands.M23:Commands.M24 Commands.D26:Commands.E27 Commands.M26:Commands.M27 Commands.D32:Commands.E33 Commands.M32:Commands.M33 Commands.M110:Commands.M112 Commands.D110:Commands.E112 Commands.D29:Commands.E30 Commands.M29:Commands.M30 Commands.M84:Commands.M103 Commands.D84:Commands.E103 Commands.D189:Commands.E189 Commands.M189:Commands.M189 Commands.D191:Commands.E191 Commands.M191:Commands.M191 Commands.D193:Commands.E193 Commands.M193:Commands.M193 Commands.M123:Commands.M123 Commands.D146:Commands.E146 Commands.M146:Commands.M146 Commands.D148:Commands.E148 Commands.M148:Commands.M148 Commands.D141:Commands.E141 Commands.M141:Commands.M141 Commands.M167:Commands.M167 Commands.D169:Commands.E169 Commands.M169:Commands.M169 Commands.D184:Commands.E184 Commands.M184:Commands.M184 Commands.D165:Commands.E165 Commands.M165:Commands.M165 Commands.E195:Commands.E203 Commands.M195:Commands.M203 Commands.D186:Commands.E187 Commands.M186:Commands.M187 Commands.M42:Commands.M48 Commands.D42:Commands.E48 Commands.D105:Commands.E108 Commands.M105:Commands.M108 Commands.E167:Commands.E167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121" office:value-type="string" calcext:value-type="string">
            <text:p>Command</text:p>
          </table:table-cell>
          <table:table-cell table:style-name="ce121" office:value-type="string" calcext:value-type="string">
            <text:p>Signaling Keybind</text:p>
          </table:table-cell>
          <table:table-cell table:style-name="ce121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43" office:value-type="string" calcext:value-type="string">
            <text:p>toggle goggles</text:p>
          </table:table-cell>
          <table:table-cell table:style-name="ce81" office:value-type="string" calcext:value-type="string">
            <text:p>R_SHIFT h</text:p>
          </table:table-cell>
          <table:table-cell table:style-name="ce205" office:value-type="string" calcext:value-type="string">
            <text:p>T16KTR_<text:span text:style-name="T4">ST-H1U</text:span> [O_D] (sp)</text:p>
          </table:table-cell>
          <table:table-cell table:number-columns-repeated="2"/>
          <table:table-cell table:style-name="ce180"/>
          <table:table-cell table:style-name="ce179"/>
          <table:table-cell table:style-name="ce184"/>
          <table:table-cell office:value-type="string" calcext:value-type="string">
            <text:p>+</text:p>
          </table:table-cell>
          <table:table-cell table:number-columns-repeated="2"/>
          <table:table-cell table:style-name="ce170"/>
          <table:table-cell table:style-name="ce91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92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93" table:formula="of:=AND(ISBLANK([.$C2]);NOT(ISBLANK([.$I2])))" office:value-type="boolean" office:boolean-value="false" calcext:value-type="boolean">
            <text:p>FALSE</text:p>
          </table:table-cell>
          <table:table-cell table:style-name="ce98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98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98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98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43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205" office:value-type="string" calcext:value-type="string">
            <text:p>T16KTR_<text:span text:style-name="T4">ST-H1R</text:span> [O_D]</text:p>
          </table:table-cell>
          <table:table-cell table:number-columns-repeated="16"/>
        </table:table-row>
        <table:table-row table:style-name="ro4">
          <table:table-cell table:style-name="ce143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205" office:value-type="string" calcext:value-type="string">
            <text:p>T16KTR_<text:span text:style-name="T4">ST-H1L</text:span>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 table:style-name="ce143" office:value-type="string" calcext:value-type="string">
            <text:p>VR Zoom</text:p>
          </table:table-cell>
          <table:table-cell table:style-name="ce202" office:value-type="string" calcext:value-type="string">
            <text:p>R_ALT z</text:p>
          </table:table-cell>
          <table:table-cell table:style-name="ce205" office:value-type="string" calcext:value-type="string">
            <text:p>T16KTR_<text:span text:style-name="T4">ST-H1U</text:span> [O_D] (lp)</text:p>
          </table:table-cell>
          <table:table-cell table:number-columns-repeated="2"/>
          <table:table-cell table:style-name="ce180"/>
          <table:table-cell table:style-name="ce179"/>
          <table:table-cell table:style-name="ce184"/>
          <table:table-cell office:value-type="string" calcext:value-type="string">
            <text:p>+</text:p>
          </table:table-cell>
          <table:table-cell table:number-columns-repeated="2"/>
          <table:table-cell table:style-name="ce170"/>
          <table:table-cell table:style-name="ce91" table:formula="of:=OR(NOT(ISBLANK([.$C6]));OR(NOT(ISBLANK([.$F6]));OR(NOT(ISBLANK([.$G6]));NOT(ISBLANK([.$H6])))))" office:value-type="boolean" office:boolean-value="true" calcext:value-type="boolean">
            <text:p>TRUE</text:p>
          </table:table-cell>
          <table:table-cell table:style-name="ce92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93" table:formula="of:=AND(ISBLANK([.$C6]);NOT(ISBLANK([.$I6])))" office:value-type="boolean" office:boolean-value="false" calcext:value-type="boolean">
            <text:p>FALSE</text:p>
          </table:table-cell>
          <table:table-cell table:style-name="ce98" table:formula="of:=AND(AND(ISBLANK([.$C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98" table:formula="of:=AND(AND(ISBLANK([.$C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98" table:formula="of:=AND(AND(ISBLANK([.$C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98" table:formula="of:=AND(AND(ISBLANK([.$C6]);AND(ISBLANK([.$F6]);AND(ISBLANK([.$G6]);ISBLANK([.$H6]))));NOT(ISBLANK([.$L6])))" office:value-type="boolean" office:boolean-value="false" calcext:value-type="boolean">
            <text:p>FALSE</text:p>
          </table:table-cell>
        </table:table-row>
        <table:table-row table:style-name="ro4">
          <table:table-cell table:style-name="ce143" office:value-type="string" calcext:value-type="string">
            <text:p>VR/AR Align</text:p>
          </table:table-cell>
          <table:table-cell table:style-name="ce202" office:value-type="string" calcext:value-type="string">
            <text:p>L_ALT L_SHIFT v</text:p>
          </table:table-cell>
          <table:table-cell table:style-name="ce205" office:value-type="string" calcext:value-type="string">
            <text:p>T16KTR_<text:span text:style-name="T4">ST-H1D</text:span> [O_D] (x-lp)</text:p>
          </table:table-cell>
          <table:table-cell table:number-columns-repeated="16"/>
        </table:table-row>
        <table:table-row table:style-name="ro1">
          <table:table-cell table:style-name="ce143"/>
          <table:table-cell table:style-name="ce202"/>
          <table:table-cell table:number-columns-repeated="17"/>
        </table:table-row>
        <table:table-row table:style-name="ro4">
          <table:table-cell table:style-name="ce143" office:value-type="string" calcext:value-type="string">
            <text:p>HMD BRT/CW/Increase (aka. ‘cueing’)</text:p>
          </table:table-cell>
          <table:table-cell table:style-name="ce203" office:value-type="string" calcext:value-type="string">
            <text:p>R_ALT h</text:p>
          </table:table-cell>
          <table:table-cell table:style-name="ce205" office:value-type="string" calcext:value-type="string">
            <text:p>T16KTR_<text:span text:style-name="T4">ST-H1D</text:span> [O_D]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143" office:value-type="string" calcext:value-type="string">
            <text:p>Throttle Designator Controller – Depress</text:p>
          </table:table-cell>
          <table:table-cell table:style-name="ce202" office:value-type="string" calcext:value-type="string">
            <office:annotation draw:style-name="gr11" draw:text-style-name="P2" svg:width="110.83pt" svg:height="98.76pt" svg:x="371.34pt" svg:y="86.85pt" draw:caption-point-x="-15.48pt" draw:caption-point-y="42.18pt">
              <dc:date>2019-11-05T00:00:00</dc:date>
              <text:p text:style-name="P1"><text:span text:style-name="T1">Default keybind ‘Enter’.</text:span></text:p>
              <text:p text:style-name="P1"><text:span text:style-name="T1"/></text:p>
              <text:p text:style-name="P1"><text:span text:style-name="T1">Unacceptable conflict with use of plain keys for UFC.</text:span></text:p>
            </office:annotation>
            <text:p>L_SHIFT Enter</text:p>
          </table:table-cell>
          <table:table-cell table:style-name="ce206" office:value-type="string" calcext:value-type="string">
            <text:p><text:span text:style-name="T8">T16KJG_</text:span><text:span text:style-name="T11">TH-6</text:span><text:span text:style-name="T12"> [O_M]</text:span></text:p>
          </table:table-cell>
          <table:table-cell table:number-columns-repeated="16"/>
        </table:table-row>
        <table:table-row table:style-name="ro4">
          <table:table-cell table:style-name="ce143" office:value-type="string" calcext:value-type="string">
            <text:p>Throttle Designator Controller – X</text:p>
          </table:table-cell>
          <table:table-cell table:style-name="ce84" office:value-type="string" calcext:value-type="string">
            <text:p>T16KTR_<text:span text:style-name="T4">TH-X</text:span></text:p>
          </table:table-cell>
          <table:table-cell table:style-name="ce87" office:value-type="string" calcext:value-type="string">
            <text:p>T16KTR_<text:span text:style-name="T4">TH-X</text:span></text:p>
          </table:table-cell>
          <table:table-cell table:number-columns-repeated="16"/>
        </table:table-row>
        <table:table-row table:style-name="ro4">
          <table:table-cell table:style-name="ce143" office:value-type="string" calcext:value-type="string">
            <text:p>Throttle Designator Controller – Y</text:p>
          </table:table-cell>
          <table:table-cell table:style-name="ce84" office:value-type="string" calcext:value-type="string">
            <text:p>T16KTR_<text:span text:style-name="T4">TH-Y</text:span></text:p>
          </table:table-cell>
          <table:table-cell table:style-name="ce87" office:value-type="string" calcext:value-type="string">
            <text:p>T16KTR_<text:span text:style-name="T4">TH-Y</text:span>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4">
          <table:table-cell table:style-name="ce143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208" office:value-type="string" calcext:value-type="string">
            <text:p><text:span text:style-name="T10">T16KJG_</text:span><text:span text:style-name="T11">TH-1</text:span><text:span text:style-name="T12"> [O_U], T16KTR_</text:span><text:span text:style-name="T11">ST-X -99% +99%, </text:span><text:span text:style-name="T12">T16KTR_</text:span><text:span text:style-name="T11">ST-Y +99%</text:span></text:p>
          </table:table-cell>
          <table:table-cell table:number-columns-repeated="16"/>
        </table:table-row>
        <table:table-row table:style-name="ro4">
          <table:table-cell table:style-name="ce143" office:value-type="string" calcext:value-type="string">
            <text:p>Throttle Lift</text:p>
          </table:table-cell>
          <table:table-cell table:style-name="ce202" office:value-type="string" calcext:value-type="string">
            <office:annotation draw:style-name="gr1" draw:text-style-name="P2" svg:width="82.18pt" svg:height="72.88pt" svg:x="373.15pt" svg:y="227.2pt" draw:caption-point-x="-17.29pt" draw:caption-point-y="44.42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j</text:p>
          </table:table-cell>
          <table:table-cell table:style-name="ce180" office:value-type="string" calcext:value-type="string">
            <text:p><text:span text:style-name="T21">T16KJG_</text:span><text:span text:style-name="T22">TH-1</text:span><text:span text:style-name="T23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143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205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4">
          <table:table-cell table:style-name="ce143" office:value-type="string" calcext:value-type="string">
            <text:p>Autopilot Attitude Hold (Macro)</text:p>
          </table:table-cell>
          <table:table-cell table:style-name="ce203" office:value-type="string" calcext:value-type="string">
            <office:annotation draw:style-name="gr12" draw:text-style-name="P2" svg:width="415.93pt" svg:height="102.16pt" svg:x="373.15pt" svg:y="268.13pt" draw:caption-point-x="-17.29pt" draw:caption-point-y="42.8pt">
              <dc:date>2019-11-05T00:00:00</dc:date>
              <text:p text:style-name="P1"><text:span text:style-name="T1">UFC Function Selector Pushbutton – A/P</text:span><text:span text:style-name="T1"><text:tab/></text:span><text:span text:style-name="T1"><text:tab/></text:span><text:span text:style-name="T1"><text:tab/></text:span><text:span text:style-name="T1"><text:tab/></text:span><text:span text:style-name="T1">L_SHIFT a</text:span></text:p>
              <text:p text:style-name="P1"><text:span text:style-name="T1">UFC Option Select Pushbutton 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_SHIFT 1</text:span></text:p>
              <text:p text:style-name="P1"><text:span text:style-name="T1"/></text:p>
            </office:annotation>
            <text:p>macro</text:p>
          </table:table-cell>
          <table:table-cell table:style-name="ce205" office:value-type="string" calcext:value-type="string">
            <text:p>T16KJG_<text:span text:style-name="T4">TH-1</text:span><text:span text:style-name="T7"> [I_U]</text:span>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Radar Operate</text:p>
          </table:table-cell>
          <table:table-cell table:style-name="ce202" office:value-type="string" calcext:value-type="string">
            <text:p>R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dar Standby</text:p>
          </table:table-cell>
          <table:table-cell table:style-name="ce202" office:value-type="string" calcext:value-type="string">
            <text:p>R_ALT R_SHIF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4">
          <table:table-cell office:value-type="string" calcext:value-type="string">
            <text:p>RAID-FLIR STT/FOV Select/Separate</text:p>
          </table:table-cell>
          <table:table-cell office:value-type="string" calcext:value-type="string">
            <text:p>i</text:p>
          </table:table-cell>
          <table:table-cell table:style-name="ce87" office:value-type="string" calcext:value-type="string">
            <text:p>T16KTR_ST<text:span text:style-name="T4">-H1U</text:span>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4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87" office:value-type="string" calcext:value-type="string">
            <text:p>T16KTR_<text:span text:style-name="T4">TH-H1U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87" office:value-type="string" calcext:value-type="string">
            <text:p>T16KTR_<text:span text:style-name="T4">TH-H1R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87" office:value-type="string" calcext:value-type="string">
            <text:p>T16KTR_<text:span text:style-name="T4">TH-H1D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87" office:value-type="string" calcext:value-type="string">
            <text:p>T16KTR_<text:span text:style-name="T4">TH-H1L</text:span> [I_D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Refueling Probe (probe)</text:p>
          </table:table-cell>
          <table:table-cell table:style-name="ce202" office:value-type="string" calcext:value-type="string">
            <text:p>L_CTL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ueling Probe Cancel (probe cancel)</text:p>
          </table:table-cell>
          <table:table-cell table:style-name="ce202" office:value-type="string" calcext:value-type="string">
            <text:p>L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pult Hook-Up (rail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ok Cycle (drop hook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opy Toggle</text:p>
          </table:table-cell>
          <table:table-cell office:value-type="string" calcext:value-type="string">
            <text:p>L_CTL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4">
          <table:table-cell table:style-name="ce200" office:value-type="string" calcext:value-type="string">
            <text:p>Master ON</text:p>
          </table:table-cell>
          <table:table-cell table:style-name="ce202" office:value-type="string" calcext:value-type="string">
            <text:p>L_CTL m</text:p>
          </table:table-cell>
          <table:table-cell office:value-type="string" calcext:value-type="string">
            <text:p><text:span text:style-name="T8">T16KTR_TH</text:span><text:span text:style-name="T11">-H3D</text:span><text:span text:style-name="T12"> [O_D] </text:span><text:span text:style-name="T24">(x-lp)</text:span><text:span text:style-name="T12"> </text:span><text:span text:style-name="T25">OR</text:span><text:span text:style-name="T26"> </text:span>VOICE ONLY (with lockout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Control Stick Visibility Toggle (stick toggle)</text:p>
          </table:table-cell>
          <table:table-cell table:style-name="ce202" office:value-type="string" calcext:value-type="string">
            <text:p>R_CTL Back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lot Visibility Toggle (pilot toggle)</text:p>
          </table:table-cell>
          <table:table-cell office:value-type="string" calcext:value-type="string">
            <text:p>R_Shift p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rror Toggle</text:p>
          </table:table-cell>
          <table:table-cell table:style-name="ce202" office:value-type="string" calcext:value-type="string">
            <office:annotation draw:style-name="gr2" draw:text-style-name="P2" svg:width="82.18pt" svg:height="51pt" svg:x="373.15pt" svg:y="808.87pt" draw:caption-point-x="-17.29pt" draw:caption-point-y="42.8pt">
              <dc:date>2019-11-06T00:00:00</dc:date>
              <text:p text:style-name="P1"><text:span text:style-name="T1">Default conflicts with otherwise unused “RWin [a-z]” keybinds.</text:span></text:p>
            </office:annotation>
            <text:p>R_ALT R_CTL m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43" office:value-type="string" calcext:value-type="string">
            <text:p>FCS BIT Switch (Consent)</text:p>
          </table:table-cell>
          <table:table-cell office:value-type="string" calcext:value-type="string">
            <text:p>y</text:p>
          </table:table-cell>
          <table:table-cell table:style-name="ce209" office:value-type="string" calcext:value-type="string">
            <text:p>Base O_M 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3" office:value-type="string" calcext:value-type="string">
            <text:p>Engine Anti-Ice On</text:p>
          </table:table-cell>
          <table:table-cell table:style-name="ce202" office:value-type="string" calcext:value-type="string">
            <text:p>R_CTL R_SHIFT g</text:p>
          </table:table-cell>
          <table:table-cell table:style-name="ce209" office:value-type="string" calcext:value-type="string">
            <text:p>Base O_M D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Engine Anti-Ice Off</text:p>
          </table:table-cell>
          <table:table-cell table:style-name="ce203" office:value-type="string" calcext:value-type="string">
            <text:p>R_ALT R_SHIFT g</text:p>
          </table:table-cell>
          <table:table-cell table:style-name="ce209" office:value-type="string" calcext:value-type="string">
            <text:p>Base O_M 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43" office:value-type="string" calcext:value-type="string">
            <text:p>Mode A/A</text:p>
          </table:table-cell>
          <table:table-cell table:style-name="ce202" office:value-type="string" calcext:value-type="string">
            <office:annotation draw:style-name="gr1" draw:text-style-name="P2" svg:width="82.18pt" svg:height="72.88pt" svg:x="373.15pt" svg:y="918.85pt" draw:caption-point-x="-17.29pt" draw:caption-point-y="48.02pt">
              <dc:date>2019-11-05T00:00:00</dc:date>
              <text:p text:style-name="P1"><text:span text:style-name="T1">Default keybind ‘1’. Unacceptable conflict with use of numeric keys for UFC.</text:span></text:p>
            </office:annotation>
            <text:p>L_ALT e</text:p>
          </table:table-cell>
          <table:table-cell table:style-name="ce209" office:value-type="string" calcext:value-type="string">
            <text:p>Base O_M U (sp)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Mode A/G</text:p>
          </table:table-cell>
          <table:table-cell table:style-name="ce202" office:value-type="string" calcext:value-type="string">
            <office:annotation draw:style-name="gr1" draw:text-style-name="P2" svg:width="82.18pt" svg:height="72.88pt" svg:x="373.15pt" svg:y="931.69pt" draw:caption-point-x="-17.29pt" draw:caption-point-y="47.99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ALT e</text:p>
          </table:table-cell>
          <table:table-cell table:style-name="ce209" office:value-type="string" calcext:value-type="string">
            <text:p>Base O_M L (sp)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43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table:style-name="ce209" office:value-type="string" calcext:value-type="string">
            <text:p>Base O_M U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43" office:value-type="string" calcext:value-type="string">
            <text:p>VR/AR Align</text:p>
          </table:table-cell>
          <table:table-cell table:style-name="ce202" office:value-type="string" calcext:value-type="string">
            <text:p>L_ALT L_SHIFT v</text:p>
          </table:table-cell>
          <table:table-cell table:style-name="ce210" office:value-type="string" calcext:value-type="string">
            <text:p><text:span text:style-name="T27">HOTAS - </text:span><text:span text:style-name="T28">Base O_D – </text:span><text:span text:style-name="T29">U</text:span>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VR/AR Zoom</text:p>
          </table:table-cell>
          <table:table-cell table:style-name="ce202" office:value-type="string" calcext:value-type="string">
            <text:p>R_ALT z</text:p>
          </table:table-cell>
          <table:table-cell table:style-name="ce210" office:value-type="string" calcext:value-type="string">
            <text:p><text:span text:style-name="T27">HOTAS - </text:span><text:span text:style-name="T28">Base O_D – </text:span><text:span text:style-name="T29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3" office:value-type="string" calcext:value-type="string">
            <office:annotation draw:style-name="gr3" draw:text-style-name="P2" svg:width="124.84pt" svg:height="61.68pt" svg:x="229.35pt" svg:y="1083.63pt" draw:caption-point-x="-17.29pt" draw:caption-point-y="49.63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202" office:value-type="string" calcext:value-type="string">
            <text:p>F24</text:p>
          </table:table-cell>
          <table:table-cell table:number-columns-repeated="17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 calcext:value-type="string">
            <office:annotation draw:style-name="gr13" draw:text-style-name="P2" svg:width="190.12pt" svg:height="84.08pt" svg:x="229.35pt" svg:y="1218.47pt" draw:caption-point-x="-17.29pt" draw:caption-point-y="42.8pt">
              <dc:date>2019-11-07T00:00:00</dc:date>
              <text:p text:style-name="P1"><text:span text:style-name="T1">Keybinds intended for automatic data entry.</text:span></text:p>
              <text:p text:style-name="P1"><text:span text:style-name="T1"/></text:p>
              <text:p text:style-name="P1"><text:span text:style-name="T1">*) FA18C waypoints.</text:span></text:p>
              <text:p text:style-name="P1"><text:span text:style-name="T1"><text:tab/></text:span><text:span text:style-name="T1">FA18C unique backup for Data Cartridge or DCS-Waypoint-Editor.</text:span></text:p>
            </office:annotation>
            <text:p>Data Entry</text:p>
          </table:table-cell>
          <table:table-cell table:number-columns-repeated="18"/>
        </table:table-row>
        <table:table-row table:style-name="ro1">
          <table:table-cell table:style-name="ce143" office:value-type="string" calcext:value-type="string">
            <text:p>Waypoint Next</text:p>
          </table:table-cell>
          <table:table-cell table:style-name="ce202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style-name="ce143" office:value-type="string" calcext:value-type="string">
            <text:p>UFC (MDI Button 5)</text:p>
          </table:table-cell>
          <table:table-cell table:style-name="ce202" office:value-type="string" calcext:value-type="string">
            <text:p>`</text:p>
          </table:table-cell>
          <table:table-cell table:number-columns-repeated="17"/>
        </table:table-row>
        <table:table-row table:style-name="ro1">
          <table:table-cell table:style-name="ce143" office:value-type="string" calcext:value-type="string">
            <text:p>UFC Option Select Pushbutton 1 (POSN)</text:p>
          </table:table-cell>
          <table:table-cell table:style-name="ce202" office:value-type="string" calcext:value-type="string">
            <text:p>q</text:p>
          </table:table-cell>
          <table:table-cell table:number-columns-repeated="17"/>
        </table:table-row>
        <table:table-row table:style-name="ro1">
          <table:table-cell table:style-name="ce143" office:value-type="string" calcext:value-type="string">
            <text:p>UFC Keyboard Pushbutton – ENT</text:p>
          </table:table-cell>
          <table:table-cell table:style-name="ce202" office:value-type="string" calcext:value-type="string">
            <text:p>Enter</text:p>
          </table:table-cell>
          <table:table-cell table:number-columns-repeated="17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474.47pt" draw:caption-point-x="-17.29pt" draw:caption-point-y="42.8pt">
              <dc:date>2019-11-05T00:00:00</dc:date>
              <text:p text:style-name="P1"><text:span text:style-name="T1">Keybinds intended for manual data entry.</text:span></text:p>
            </office:annotation>
            <text:p>Convenience</text:p>
          </table:table-cell>
          <table:table-cell table:number-columns-repeated="18"/>
        </table:table-row>
        <table:table-row table:style-name="ro1">
          <table:table-cell table:style-name="ce143" office:value-type="string" calcext:value-type="string">
            <text:p>UFC Keyboard Pushbuttons</text:p>
          </table:table-cell>
          <table:table-cell table:style-name="ce202" office:value-type="string" calcext:value-type="string">
            <text:p>0-9</text:p>
          </table:table-cell>
          <table:table-cell table:number-columns-repeated="17"/>
        </table:table-row>
        <table:table-row table:style-name="ro1">
          <table:table-cell table:style-name="ce143" office:value-type="string" calcext:value-type="string">
            <text:p>UFC Option Select Pushbuttons</text:p>
          </table:table-cell>
          <table:table-cell table:style-name="ce202" office:value-type="string" calcext:value-type="string">
            <text:p>L_SHIFT 1-5</text:p>
          </table:table-cell>
          <table:table-cell table:number-columns-repeated="17"/>
        </table:table-row>
        <table:table-row table:style-name="ro1">
          <table:table-cell table:style-name="ce143" office:value-type="string" calcext:value-type="string">
            <text:p>UFC Keyboard Pushbutton – ENT</text:p>
          </table:table-cell>
          <table:table-cell table:style-name="ce202" office:value-type="string" calcext:value-type="string">
            <text:p>Enter</text:p>
          </table:table-cell>
          <table:table-cell table:number-columns-repeated="17"/>
        </table:table-row>
        <table:table-row table:style-name="ro1">
          <table:table-cell table:style-name="ce143" office:value-type="string" calcext:value-type="string">
            <text:p>UFC Keyboard Pushbutton – CLR</text:p>
          </table:table-cell>
          <table:table-cell table:style-name="ce202" office:value-type="string" calcext:value-type="string">
            <text:p>Backspac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Function Selector Pushbutton – A/P</text:p>
          </table:table-cell>
          <table:table-cell table:style-name="ce202" office:value-type="string" calcext:value-type="string">
            <text:p>L_SHIFT 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TCN</text:p>
          </table:table-cell>
          <table:table-cell table:style-name="ce202" office:value-type="string" calcext:value-type="string">
            <text:p>L_SHIFT 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ON/OFF</text:p>
          </table:table-cell>
          <table:table-cell table:style-name="ce202" office:value-type="string" calcext:value-type="string">
            <text:p>L_SHIFT 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Emission Control Pushbutton</text:p>
          </table:table-cell>
          <table:table-cell table:style-name="ce202" office:value-type="string" calcext:value-type="string">
            <text:p>L_SHIFT m</text:p>
          </table:table-cell>
          <table:table-cell table:number-columns-repeated="17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Workaroun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und On/Off</text:p>
          </table:table-cell>
          <table:table-cell table:style-name="ce202" office:value-type="string" calcext:value-type="string">
            <text:p>REMOVE DEFAULT – L_CTL s</text:p>
          </table:table-cell>
          <table:table-cell table:number-columns-repeated="1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743.28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RK macro</text:p>
          </table:table-cell>
          <table:table-cell table:style-name="ce202" office:value-type="string" calcext:value-type="string">
            <office:annotation draw:style-name="gr13" draw:text-style-name="P2" svg:width="82.18pt" svg:height="84.08pt" svg:x="373.15pt" svg:y="1756.06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202" office:value-type="string" calcext:value-type="string">
            <office:annotation draw:style-name="gr14" draw:text-style-name="P2" svg:width="426.19pt" svg:height="184.85pt" svg:x="373.15pt" svg:y="1781.6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27" office:value-type="string" calcext:value-type="string">
            <office:annotation draw:style-name="gr3" draw:text-style-name="P2" svg:width="82.18pt" svg:height="61.68pt" svg:x="373.15pt" svg:y="1794.47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27" office:value-type="string" calcext:value-type="string">
            <office:annotation draw:style-name="gr3" draw:text-style-name="P2" svg:width="82.18pt" svg:height="61.68pt" svg:x="373.15pt" svg:y="1807.2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  <table:table-cell table:number-columns-repeated="17"/>
        </table:table-row>
        <table:table-row table:style-name="ro1">
          <table:table-cell/>
          <table:table-cell table:style-name="ce127"/>
          <table:table-cell table:number-columns-repeated="17"/>
        </table:table-row>
        <table:table-row table:style-name="ro1">
          <table:table-cell/>
          <table:table-cell table:style-name="ce127"/>
          <table:table-cell table:number-columns-repeated="17"/>
        </table:table-row>
        <calcext:conditional-formats>
          <calcext:conditional-format calcext:target-range-address="'Rough - DCS FA18C'.N2:'Rough - DCS FA18C'.S2 'Rough - DCS FA18C'.N6:'Rough - DCS FA18C'.S6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21:'Rough - DCS FA18C'.C21 'Rough - DCS FA18C'.C3:'Rough - DCS FA18C'.C4 'Rough - DCS FA18C'.C24:'Rough - DCS FA18C'.C25 'Rough - DCS FA18C'.C40:'Rough - DCS FA18C'.C43 'Rough - DCS FA18C'.C35:'Rough - DCS FA18C'.C35 'Rough - DCS FA18C'.B12:'Rough - DCS FA18C'.C13 'Rough - DCS FA18C'.M6:'Rough - DCS FA18C'.M6 'Rough - DCS FA18C'.C9:'Rough - DCS FA18C'.C9 'Rough - DCS FA18C'.C6:'Rough - DCS FA18C'.C7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office:forms form:automatic-focus="false" form:apply-design-mode="false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121" office:value-type="string" calcext:value-type="string">
            <text:p>Command</text:p>
          </table:table-cell>
          <table:table-cell table:style-name="ce121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43" office:value-type="string" calcext:value-type="string">
            <text:p>imaging</text:p>
          </table:table-cell>
          <table:table-cell table:style-name="ce99" office:value-type="string" calcext:value-type="string">
            <text:p>L_ALT v</text:p>
          </table:table-cell>
          <table:table-cell table:style-name="ce100" office:value-type="string" calcext:value-type="string">
            <text:p>T16KTR_<text:span text:style-name="T4">ST-H1U</text:span> [O_D]</text:p>
          </table:table-cell>
          <table:table-cell table:number-columns-repeated="2"/>
          <table:table-cell table:style-name="ce180"/>
          <table:table-cell table:style-name="ce179"/>
          <table:table-cell table:style-name="ce184"/>
          <table:table-cell office:value-type="string" calcext:value-type="string">
            <text:p>+</text:p>
          </table:table-cell>
          <table:table-cell table:number-columns-repeated="2"/>
          <table:table-cell table:style-name="ce170"/>
          <table:table-cell table:style-name="ce104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107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109" table:formula="of:=AND(ISBLANK([.$C2]);NOT(ISBLANK([.$I2])))" office:value-type="boolean" office:boolean-value="false" calcext:value-type="boolean">
            <text:p>FALSE</text:p>
          </table:table-cell>
          <table:table-cell table:style-name="ce110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110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110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110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43" office:value-type="string" calcext:value-type="string">
            <text:p>hud</text:p>
          </table:table-cell>
          <table:table-cell table:style-name="ce99" office:value-type="string" calcext:value-type="string">
            <text:p>R_ALT v</text:p>
          </table:table-cell>
          <table:table-cell table:style-name="ce100" office:value-type="string" calcext:value-type="string">
            <text:p>T16KTR_<text:span text:style-name="T4">ST-H1D</text:span> [O_D]</text:p>
          </table:table-cell>
          <table:table-cell table:number-columns-repeated="2"/>
          <table:table-cell table:style-name="ce180"/>
          <table:table-cell table:style-name="ce179"/>
          <table:table-cell table:style-name="ce184"/>
          <table:table-cell office:value-type="string" calcext:value-type="string">
            <text:p>+</text:p>
          </table:table-cell>
          <table:table-cell table:number-columns-repeated="2"/>
          <table:table-cell table:style-name="ce170"/>
          <table:table-cell table:style-name="ce104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107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09" table:formula="of:=AND(ISBLANK([.$C3]);NOT(ISBLANK([.$I3])))" office:value-type="boolean" office:boolean-value="false" calcext:value-type="boolean">
            <text:p>FALSE</text:p>
          </table:table-cell>
          <table:table-cell table:style-name="ce110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10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10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10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 table:style-name="ce143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100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3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217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217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217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217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3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217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217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217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217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143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2.31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100" office:value-type="string" calcext:value-type="string">
            <text:p>T16KTR_<text:span text:style-name="T4">ST-H1U</text:span> [O_U]</text:p>
          </table:table-cell>
          <table:table-cell table:number-columns-repeated="16"/>
        </table:table-row>
        <table:table-row table:style-name="ro4">
          <table:table-cell table:style-name="ce143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100" office:value-type="string" calcext:value-type="string">
            <text:p>T16KTR_<text:span text:style-name="T4">ST-H1D</text:span> [O_U]</text:p>
          </table:table-cell>
          <table:table-cell table:number-columns-repeated="16"/>
        </table:table-row>
        <table:table-row table:style-name="ro4">
          <table:table-cell table:style-name="ce143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100" office:value-type="string" calcext:value-type="string">
            <text:p>T16KTR_<text:span text:style-name="T4">ST-H1L</text:span> [O_U]</text:p>
          </table:table-cell>
          <table:table-cell table:number-columns-repeated="16"/>
        </table:table-row>
        <table:table-row table:style-name="ro4">
          <table:table-cell table:style-name="ce143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100" office:value-type="string" calcext:value-type="string">
            <text:p>T16KTR_<text:span text:style-name="T4">ST-H1R</text:span> [O_U]</text:p>
          </table:table-cell>
          <table:table-cell table:number-columns-repeated="16"/>
        </table:table-row>
        <table:table-row table:style-name="ro1" table:number-rows-repeated="24">
          <table:table-cell table:number-columns-repeated="19"/>
        </table:table-row>
        <table:table-row table:style-name="ro4">
          <table:table-cell table:style-name="ce143" office:value-type="string" calcext:value-type="string">
            <text:p>VR/AR Align</text:p>
          </table:table-cell>
          <table:table-cell table:style-name="ce202" office:value-type="string" calcext:value-type="string">
            <text:p>L_ALT L_SHIFT v</text:p>
          </table:table-cell>
          <table:table-cell table:style-name="ce103" office:value-type="string" calcext:value-type="string">
            <text:p>T16KTR_<text:span text:style-name="T4">ST-H1D</text:span> [O_D] (x-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43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3">HOTAS - </text:span><text:span text:style-name="T30">Base O_D - </text:span><text:span text:style-name="T31">U</text:span>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3">HOTAS - </text:span><text:span text:style-name="T30">Base O_D – </text:span><text:span text:style-name="T31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3" office:value-type="string" calcext:value-type="string">
            <office:annotation draw:style-name="gr3" draw:text-style-name="P2" svg:width="124.84pt" svg:height="61.68pt" svg:x="214.89pt" svg:y="623.31pt" draw:caption-point-x="-17.29pt" draw:caption-point-y="44.87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 'Rough - Elite Dangerous'.C45:'Rough - Elite Dangerous'.C45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13" table:default-cell-style-name="ce223"/>
        <table:table-column table:style-name="co14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209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164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164" office:value-type="string" calcext:value-type="string">
            <text:p>Primary O_D</text:p>
          </table:table-cell>
          <table:table-cell office:value-type="string" calcext:value-type="string">
            <text:p>Helmet/HUD Imaging (sp), Helmet/HUD Symbology (sp), VR/AR Zoom (lp), VR/AR Align (x-lp)</text:p>
          </table:table-cell>
        </table:table-row>
        <table:table-row table:style-name="ro1">
          <table:table-cell table:style-name="ce164"/>
          <table:table-cell/>
        </table:table-row>
        <table:table-row table:style-name="ro1">
          <table:table-cell table:style-name="ce209" office:value-type="string" calcext:value-type="string">
            <text:p>Primary I_M</text:p>
          </table:table-cell>
          <table:table-cell office:value-type="string" calcext:value-type="string">
            <text:p><text:span text:style-name="T13">Variant unique hat</text:span>. A10C Data Management.</text:p>
          </table:table-cell>
        </table:table-row>
        <table:table-row table:style-name="ro1">
          <table:table-cell table:style-name="ce164" office:value-type="string" calcext:value-type="string">
            <text:p>Primary I_U</text:p>
          </table:table-cell>
          <table:table-cell office:value-type="string" calcext:value-type="string">
            <text:p><text:span text:style-name="T13">Variant unique hat</text:span>. A10C Target Management.</text:p>
          </table:table-cell>
        </table:table-row>
        <table:table-row table:style-name="ro1">
          <table:table-cell table:style-name="ce164" office:value-type="string" calcext:value-type="string">
            <text:p>Primary I_D</text:p>
          </table:table-cell>
          <table:table-cell office:value-type="string" calcext:value-type="string">
            <text:p><text:span text:style-name="T32">Variant unique buttons</text:span><text:span text:style-name="T33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164"/>
          <table:table-cell/>
        </table:table-row>
        <table:table-row table:style-name="ro1">
          <table:table-cell table:style-name="ce164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209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164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164"/>
          <table:table-cell/>
        </table:table-row>
        <table:table-row table:style-name="ro1">
          <table:table-cell table:style-name="ce209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164" office:value-type="string" calcext:value-type="string">
            <text:p>Sensors I_U</text:p>
          </table:table-cell>
          <table:table-cell table:style-name="ce225" office:value-type="string" calcext:value-type="string">
            <text:p><text:span text:style-name="T13">Variant unique buttons.</text:span><text:span text:style-name="T34"> F5E RADAR Resume. A10C China Hat</text:span></text:p>
          </table:table-cell>
        </table:table-row>
        <table:table-row table:style-name="ro1">
          <table:table-cell table:style-name="ce164" office:value-type="string" calcext:value-type="string">
            <text:p>Sensors I_D</text:p>
          </table:table-cell>
          <table:table-cell office:value-type="string" calcext:value-type="string">
            <text:p><text:span text:style-name="T13">Variant unique buttons. Intelligence. Accessories. Detailed updated reference.</text:span><text:span text:style-name="T34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75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217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75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75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217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75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09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164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13">Variant Unique Hat. </text:span><text:span text:style-name="T34">A10C Master Mode. FA18C AA, A/G Mode.</text:span></text:p>
          </table:table-cell>
        </table:table-row>
        <table:table-row table:style-name="ro1">
          <table:table-cell table:style-name="ce164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164"/>
          <table:table-cell/>
        </table:table-row>
        <table:table-row table:style-name="ro1">
          <table:table-cell table:style-name="ce209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164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164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209" office:value-type="string" calcext:value-type="string">
            <office:annotation draw:style-name="gr15" draw:text-style-name="P2" svg:width="118.06pt" svg:height="70.58pt" svg:x="91.1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122" office:value-type="string" calcext:value-type="string">
            <text:p>Variant unique buttons.<text:span text:style-name="T34"> FA18C FCS bit.</text:span></text:p>
          </table:table-cell>
        </table:table-row>
        <table:table-row table:style-name="ro1">
          <table:table-cell table:style-name="ce178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78" office:value-type="string" calcext:value-type="string">
            <text:p>Base O_D</text:p>
          </table:table-cell>
          <table:table-cell office:value-type="string" calcext:value-type="string">
            <text:p><text:span text:style-name="T13">Profile specific </text:span><text:span text:style-name="T34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09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78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78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209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78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78" office:value-type="string" calcext:value-type="string">
            <text:p>TH-1 O_D</text:p>
          </table:table-cell>
          <table:table-cell office:value-type="string" calcext:value-type="string">
            <text:p><text:span text:style-name="T13">Variant unique button.</text:span> FA18C Throttle Lift.</text:p>
          </table:table-cell>
        </table:table-row>
        <table:table-row table:style-name="ro1">
          <table:table-cell table:style-name="ce164"/>
          <table:table-cell/>
        </table:table-row>
        <table:table-row table:style-name="ro1">
          <table:table-cell table:style-name="ce209" office:value-type="string" calcext:value-type="string">
            <text:p>TH-1 I_M</text:p>
          </table:table-cell>
          <table:table-cell office:value-type="string" calcext:value-type="string">
            <office:annotation draw:style-name="gr16" draw:text-style-name="P2" svg:width="138.73pt" svg:height="39.63pt" svg:x="612.2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78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78" office:value-type="string" calcext:value-type="string">
            <text:p>TH-1 I_D</text:p>
          </table:table-cell>
          <table:table-cell table:style-name="ce122" office:value-type="string" calcext:value-type="string">
            <text:p><text:span text:style-name="T35">Variant unique button.</text:span><text:span text:style-name="T33"> F5E Pitch Damper Cutoff. F22 Thrust Vectoring Disable.</text:span>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224" office:value-type="string" calcext:value-type="string">
            <text:p>T16KTR_<text:span text:style-name="T4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Default" office:value-type="string" calcext:value-type="string">
            <office:annotation draw:style-name="gr2" draw:text-style-name="P2" svg:width="82.18pt" svg:height="51pt" svg:x="91.19pt" svg:y="968.66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02" office:value-type="string" calcext:value-type="string">
            <office:annotation draw:style-name="gr13" draw:text-style-name="P2" svg:width="82.18pt" svg:height="84.08pt" svg:x="811.39pt" svg:y="981.47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02" office:value-type="string" calcext:value-type="string">
            <office:annotation draw:style-name="gr14" draw:text-style-name="P2" svg:width="426.19pt" svg:height="184.85pt" svg:x="811.39pt" svg:y="1007.0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27" office:value-type="string" calcext:value-type="string">
            <office:annotation draw:style-name="gr3" draw:text-style-name="P2" svg:width="82.18pt" svg:height="61.68pt" svg:x="811.39pt" svg:y="1019.88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27" office:value-type="string" calcext:value-type="string">
            <office:annotation draw:style-name="gr3" draw:text-style-name="P2" svg:width="82.18pt" svg:height="61.68pt" svg:x="811.39pt" svg:y="1032.6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</table:table-row>
        <table:table-row table:style-name="ro1" table:number-rows-repeated="14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91.19pt" svg:y="1224.68pt" draw:caption-point-x="-17.29pt" draw:caption-point-y="42.8pt">
              <dc:date>2019-11-06T00:00:00</dc:date>
              <text:p text:style-name="P1"><text:span text:style-name="T1">Unusual allocations for future needs.</text:span></text:p>
            </office:annotation>
            <text:p>Future</text:p>
          </table:table-cell>
          <table:table-cell/>
        </table:table-row>
        <table:table-row table:style-name="ro1">
          <table:table-cell office:value-type="string" calcext:value-type="string">
            <text:p>WhisperList</text:p>
          </table:table-cell>
          <table:table-cell table:style-name="ce226" office:value-type="string" calcext:value-type="string">
            <text:p>F16-F21</text:p>
          </table:table-cell>
        </table:table-row>
        <table:table-row table:style-name="ro1" table:number-rows-repeated="18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91.19pt" svg:y="1480.68pt" draw:caption-point-x="-17.29pt" draw:caption-point-y="42.8pt">
              <dc:date>2019-11-18T00:00:00</dc:date>
              <text:p text:style-name="P1"><text:span text:style-name="T1">Solely used to occupy keybinds which cannot be cleared by other means.</text:span></text:p>
            </office:annotation>
            <text:p>Dumm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_CTL L_ALT L_SHIFT Del</text:p>
          </table:table-cell>
        </table:table-row>
        <table:table-row table:style-name="ro1" table:number-rows-repeated="1048454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table:table-column table:style-name="co15" table:default-cell-style-name="Default"/>
        <table:table-column table:style-name="co16" table:default-cell-style-name="ce228"/>
        <table:table-column table:style-name="co17" table:default-cell-style-name="Default"/>
        <table:table-column table:style-name="co18" table:default-cell-style-name="Default"/>
        <table:table-column table:style-name="co7" table:number-columns-repeated="1020" table:default-cell-style-name="Default"/>
        <table:table-row table:style-name="ro1">
          <table:table-cell table:style-name="ce119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228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19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19"/>
          <table:table-cell table:number-columns-repeated="1022"/>
        </table:table-row>
        <table:table-row table:style-name="ro1">
          <table:table-cell table:style-name="ce119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119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228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19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19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119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Scratch - Commands" table:style-name="ta1">
        <table:table-column table:style-name="co19" table:default-cell-style-name="Default"/>
        <table:table-column table:style-name="co3" table:number-columns-repeated="3" table:default-cell-style-name="Default"/>
        <table:table-column table:style-name="co3" table:default-cell-style-name="ce49"/>
        <table:table-column table:style-name="co6" table:default-cell-style-name="ce179"/>
        <table:table-column table:style-name="co7" table:default-cell-style-name="ce179"/>
        <table:table-column table:style-name="co7" table:default-cell-style-name="ce184"/>
        <table:table-column table:style-name="co7" table:number-columns-repeated="3" table:default-cell-style-name="Default"/>
        <table:table-column table:style-name="co7" table:default-cell-style-name="ce170"/>
        <table:table-column table:style-name="co8" table:number-columns-repeated="2" table:default-cell-style-name="ce6"/>
        <table:table-column table:style-name="co8" table:default-cell-style-name="ce170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"/>
          <table:covered-table-cell table:number-columns-repeated="4"/>
          <table:table-cell table:style-name="ce1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6"/>
          <table:covered-table-cell/>
          <table:table-cell table:style-name="ce69" office:value-type="string" calcext:value-type="string" table:number-columns-spanned="7" table:number-rows-spanned="1">
            <text:p>Discrepancy</text:p>
          </table:table-cell>
          <table:covered-table-cell table:style-name="ce69"/>
          <table:covered-table-cell table:style-name="ce1"/>
          <table:covered-table-cell table:style-name="ce196"/>
          <table:covered-table-cell table:number-columns-repeated="3" table:style-name="ce199"/>
          <table:table-cell table:style-name="ce6" table:number-columns-repeated="45"/>
        </table:table-row>
        <table:table-row table:style-name="ro1">
          <table:table-cell table:style-name="ce121" office:value-type="string" calcext:value-type="string">
            <text:p>Category</text:p>
          </table:table-cell>
          <table:table-cell table:style-name="ce121" office:value-type="string" calcext:value-type="string">
            <office:annotation draw:style-name="gr17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121" office:value-type="string" calcext:value-type="string">
            <text:p>Variant</text:p>
          </table:table-cell>
          <table:table-cell table:style-name="ce121" office:value-type="string" calcext:value-type="string">
            <text:p>Input Keybind</text:p>
          </table:table-cell>
          <table:table-cell table:style-name="ce172" office:value-type="string" calcext:value-type="string">
            <text:p>HOTAS</text:p>
          </table:table-cell>
          <table:table-cell table:style-name="ce121" office:value-type="string" calcext:value-type="string">
            <text:p>Voice</text:p>
          </table:table-cell>
          <table:table-cell table:style-name="ce121" office:value-type="string" calcext:value-type="string">
            <text:p>Panel</text:p>
          </table:table-cell>
          <table:table-cell table:style-name="ce185" office:value-type="string" calcext:value-type="string">
            <text:p>MFD</text:p>
          </table:table-cell>
          <table:table-cell table:style-name="ce121" office:value-type="string" calcext:value-type="string">
            <text:p>HOTAS</text:p>
          </table:table-cell>
          <table:table-cell table:style-name="ce121" office:value-type="string" calcext:value-type="string">
            <text:p>Voice</text:p>
          </table:table-cell>
          <table:table-cell table:style-name="ce121" office:value-type="string" calcext:value-type="string">
            <text:p>Panel</text:p>
          </table:table-cell>
          <table:table-cell table:style-name="ce185" office:value-type="string" calcext:value-type="string">
            <text:p>MFD</text:p>
          </table:table-cell>
          <table:table-cell table:style-name="ce121" office:value-type="string" calcext:value-type="string">
            <text:p>Present</text:p>
          </table:table-cell>
          <table:table-cell table:style-name="ce121" office:value-type="string" calcext:value-type="string">
            <text:p>Missing</text:p>
          </table:table-cell>
          <table:table-cell table:style-name="ce185" office:value-type="string" calcext:value-type="string">
            <text:p>Degraded</text:p>
          </table:table-cell>
          <table:table-cell table:style-name="ce121" office:value-type="string" calcext:value-type="string">
            <text:p>HOTAS</text:p>
          </table:table-cell>
          <table:table-cell table:style-name="ce121" office:value-type="string" calcext:value-type="string">
            <text:p>Voice</text:p>
          </table:table-cell>
          <table:table-cell table:style-name="ce121" office:value-type="string" calcext:value-type="string">
            <text:p>Panel</text:p>
          </table:table-cell>
          <table:table-cell table:style-name="ce121" office:value-type="string" calcext:value-type="string">
            <text:p>MFD</text:p>
          </table:table-cell>
          <table:table-cell table:style-name="ce121"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ZROT_AXIS</text:p>
          </table:table-cell>
          <table:table-cell office:value-type="string" calcext:value-type="string">
            <text:p>T16KTR_<text:span text:style-name="T4">TH-ZROT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126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28" table:formula="of:=AND(ISBLANK([.$E3]);NOT(ISBLANK([.$I3])))" office:value-type="boolean" office:boolean-value="false" calcext:value-type="boolean">
            <text:p>FALSE</text:p>
          </table:table-cell>
          <table:table-cell table:style-name="ce130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30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30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30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DIAL_AXIS</text:p>
            <text:p>DX_SLIDER_AXIS</text:p>
          </table:table-cell>
          <table:table-cell office:value-type="string" calcext:value-type="string">
            <office:annotation draw:style-name="gr18" draw:text-style-name="P2" svg:width="143.94pt" svg:height="39.29pt" svg:x="622.86pt" svg:y="9.47pt" draw:caption-point-x="-17.29pt" draw:caption-point-y="42.8pt">
              <dc:date>2019-09-28T00:00:00</dc:date>
              <text:p text:style-name="P1"><text:span text:style-name="T1">Due to vJoy Device having “SLIDER,DIAL” axes in place of “THROTTLE,SLIDER” axes.</text:span></text:p>
            </office:annotation>
            <text:p>T16KJG_<text:span text:style-name="T4">TH-SLIDER</text:span></text:p>
            <text:p>T16KTR_<text:span text:style-name="T4">TH-DIAL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26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28" table:formula="of:=AND(ISBLANK([.$E4]);NOT(ISBLANK([.$I4])))" office:value-type="boolean" office:boolean-value="false" calcext:value-type="boolean">
            <text:p>FALSE</text:p>
          </table:table-cell>
          <table:table-cell table:style-name="ce130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30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30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30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5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4">TH-H2L</text:span> [I_U]</text:p>
            <text:p>T16KJG_<text:span text:style-name="T4">TH-H1L</text:span> [I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6]));OR(NOT(ISBLANK([.$F6]));OR(NOT(ISBLANK([.$G6]));NOT(ISBLANK([.$H6])))))" office:value-type="boolean" office:boolean-value="true" calcext:value-type="boolean">
            <text:p>TRUE</text:p>
          </table:table-cell>
          <table:table-cell table:style-name="ce126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128" table:formula="of:=AND(ISBLANK([.$E6]);NOT(ISBLANK([.$I6])))" office:value-type="boolean" office:boolean-value="false" calcext:value-type="boolean">
            <text:p>FALSE</text:p>
          </table:table-cell>
          <table:table-cell table:style-name="ce130" table:formula="of:=AND(AND(ISBLANK([.$E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130" table:formula="of:=AND(AND(ISBLANK([.$E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130" table:formula="of:=AND(AND(ISBLANK([.$E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130" table:formula="of:=AND(AND(ISBLANK([.$E6]);AND(ISBLANK([.$F6]);AND(ISBLANK([.$G6]);ISBLANK([.$H6]))));NOT(ISBLANK([.$L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U</text:span> [I_U]</text:p>
            <text:p>T16KJG_<text:span text:style-name="T4">TH-H1U</text:span> [I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26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28" table:formula="of:=AND(ISBLANK([.$E7]);NOT(ISBLANK([.$I7])))" office:value-type="boolean" office:boolean-value="false" calcext:value-type="boolean">
            <text:p>FALSE</text:p>
          </table:table-cell>
          <table:table-cell table:style-name="ce130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30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30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30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D</text:span> [I_U]</text:p>
            <text:p>T16KJG_<text:span text:style-name="T4">TH-H1D</text:span> [I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26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28" table:formula="of:=AND(ISBLANK([.$E8]);NOT(ISBLANK([.$I8])))" office:value-type="boolean" office:boolean-value="false" calcext:value-type="boolean">
            <text:p>FALSE</text:p>
          </table:table-cell>
          <table:table-cell table:style-name="ce130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30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30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30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4">TH-H3L</text:span> [O_D]</text:p>
            <text:p>T16KJG_<text:span text:style-name="T4">TH-14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26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28" table:formula="of:=AND(ISBLANK([.$E10]);NOT(ISBLANK([.$I10])))" office:value-type="boolean" office:boolean-value="false" calcext:value-type="boolean">
            <text:p>FALSE</text:p>
          </table:table-cell>
          <table:table-cell table:style-name="ce130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30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30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30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4">TH-H3L</text:span> [I_D]</text:p>
            <text:p>T16KJG_<text:span text:style-name="T4">TH-14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26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28" table:formula="of:=AND(ISBLANK([.$E11]);NOT(ISBLANK([.$I11])))" office:value-type="boolean" office:boolean-value="false" calcext:value-type="boolean">
            <text:p>FALSE</text:p>
          </table:table-cell>
          <table:table-cell table:style-name="ce130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30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30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30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143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4">TH-H3U</text:span> [I_D]</text:p>
            <text:p>T16KJG_<text:span text:style-name="T4">TH-11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26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28" table:formula="of:=AND(ISBLANK([.$E14]);NOT(ISBLANK([.$I14])))" office:value-type="boolean" office:boolean-value="false" calcext:value-type="boolean">
            <text:p>FALSE</text:p>
          </table:table-cell>
          <table:table-cell table:style-name="ce130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30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30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30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4">TH-H3R</text:span> [I_D]</text:p>
            <text:p>T16KJG_<text:span text:style-name="T4">TH-12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15]));OR(NOT(ISBLANK([.$F15]));OR(NOT(ISBLANK([.$G15]));NOT(ISBLANK([.$H15])))))" office:value-type="boolean" office:boolean-value="true" calcext:value-type="boolean">
            <text:p>TRUE</text:p>
          </table:table-cell>
          <table:table-cell table:style-name="ce126" table:formula="of:=OR(OR(OR(IF([.$P15]=1);IF([.$Q15]=1));IF([.$R15]=1));IF([.$S15]=1))" office:value-type="boolean" office:boolean-value="false" calcext:value-type="boolean">
            <text:p>FALSE</text:p>
          </table:table-cell>
          <table:table-cell table:style-name="ce128" table:formula="of:=AND(ISBLANK([.$E15]);NOT(ISBLANK([.$I15])))" office:value-type="boolean" office:boolean-value="false" calcext:value-type="boolean">
            <text:p>FALSE</text:p>
          </table:table-cell>
          <table:table-cell table:style-name="ce130" table:formula="of:=AND(AND(ISBLANK([.$E15]);AND(ISBLANK([.$F15]);AND(ISBLANK([.$G15]);ISBLANK([.$H15]))));NOT(ISBLANK([.$I15])))" office:value-type="boolean" office:boolean-value="false" calcext:value-type="boolean">
            <text:p>FALSE</text:p>
          </table:table-cell>
          <table:table-cell table:style-name="ce130" table:formula="of:=AND(AND(ISBLANK([.$E15]);AND(ISBLANK([.$F15]);AND(ISBLANK([.$G15]);ISBLANK([.$H15]))));NOT(ISBLANK([.$J15])))" office:value-type="boolean" office:boolean-value="false" calcext:value-type="boolean">
            <text:p>FALSE</text:p>
          </table:table-cell>
          <table:table-cell table:style-name="ce130" table:formula="of:=AND(AND(ISBLANK([.$E15]);AND(ISBLANK([.$F15]);AND(ISBLANK([.$G15]);ISBLANK([.$H15]))));NOT(ISBLANK([.$K15])))" office:value-type="boolean" office:boolean-value="false" calcext:value-type="boolean">
            <text:p>FALSE</text:p>
          </table:table-cell>
          <table:table-cell table:style-name="ce130" table:formula="of:=AND(AND(ISBLANK([.$E15]);AND(ISBLANK([.$F15]);AND(ISBLANK([.$G15]);ISBLANK([.$H15]))));NOT(ISBLANK([.$L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4">TH-H3R</text:span> [O_D]</text:p>
            <text:p>T16KJG_<text:span text:style-name="T4">TH-12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26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28" table:formula="of:=AND(ISBLANK([.$E17]);NOT(ISBLANK([.$I17])))" office:value-type="boolean" office:boolean-value="false" calcext:value-type="boolean">
            <text:p>FALSE</text:p>
          </table:table-cell>
          <table:table-cell table:style-name="ce130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30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30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30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4">TH-H3D</text:span> [I_D]</text:p>
            <text:p>T16KJG_<text:span text:style-name="T4">TH-13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26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28" table:formula="of:=AND(ISBLANK([.$E19]);NOT(ISBLANK([.$I19])))" office:value-type="boolean" office:boolean-value="false" calcext:value-type="boolean">
            <text:p>FALSE</text:p>
          </table:table-cell>
          <table:table-cell table:style-name="ce130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30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30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30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orbit lines toggle)</text:p>
          </table:table-cell>
          <table:table-cell office:value-type="string" calcext:value-type="string">
            <text:p>L_CTL h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26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28" table:formula="of:=AND(ISBLANK([.$E21]);NOT(ISBLANK([.$I21])))" office:value-type="boolean" office:boolean-value="false" calcext:value-type="boolean">
            <text:p>FALSE</text:p>
          </table:table-cell>
          <table:table-cell table:style-name="ce130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30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30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30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hud toggle)</text:p>
          </table:table-cell>
          <table:table-cell office:value-type="string" calcext:value-type="string">
            <text:p>L_CTL L_ALT g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22]));OR(NOT(ISBLANK([.$F22]));OR(NOT(ISBLANK([.$G22]));NOT(ISBLANK([.$H22])))))" office:value-type="boolean" office:boolean-value="true" calcext:value-type="boolean">
            <text:p>TRUE</text:p>
          </table:table-cell>
          <table:table-cell table:style-name="ce126" table:formula="of:=OR(OR(OR(IF([.$P22]=1);IF([.$Q22]=1));IF([.$R22]=1));IF([.$S22]=1))" office:value-type="boolean" office:boolean-value="false" calcext:value-type="boolean">
            <text:p>FALSE</text:p>
          </table:table-cell>
          <table:table-cell table:style-name="ce128" table:formula="of:=AND(ISBLANK([.$E22]);NOT(ISBLANK([.$I22])))" office:value-type="boolean" office:boolean-value="false" calcext:value-type="boolean">
            <text:p>FALSE</text:p>
          </table:table-cell>
          <table:table-cell table:style-name="ce130" table:formula="of:=AND(AND(ISBLANK([.$E22]);AND(ISBLANK([.$F22]);AND(ISBLANK([.$G22]);ISBLANK([.$H22]))));NOT(ISBLANK([.$I22])))" office:value-type="boolean" office:boolean-value="false" calcext:value-type="boolean">
            <text:p>FALSE</text:p>
          </table:table-cell>
          <table:table-cell table:style-name="ce130" table:formula="of:=AND(AND(ISBLANK([.$E22]);AND(ISBLANK([.$F22]);AND(ISBLANK([.$G22]);ISBLANK([.$H22]))));NOT(ISBLANK([.$J22])))" office:value-type="boolean" office:boolean-value="false" calcext:value-type="boolean">
            <text:p>FALSE</text:p>
          </table:table-cell>
          <table:table-cell table:style-name="ce130" table:formula="of:=AND(AND(ISBLANK([.$E22]);AND(ISBLANK([.$F22]);AND(ISBLANK([.$G22]);ISBLANK([.$H22]))));NOT(ISBLANK([.$K22])))" office:value-type="boolean" office:boolean-value="false" calcext:value-type="boolean">
            <text:p>FALSE</text:p>
          </table:table-cell>
          <table:table-cell table:style-name="ce130" table:formula="of:=AND(AND(ISBLANK([.$E22]);AND(ISBLANK([.$F22]);AND(ISBLANK([.$G22]);ISBLANK([.$H22]))));NOT(ISBLANK([.$L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143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5" table:number-rows-repeated="3">
          <table:table-cell table:number-columns-repeated="5"/>
          <table:table-cell table:style-name="ce180"/>
          <table:table-cell table:number-columns-repeated="7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80"/>
          <table:table-cell table:number-columns-repeated="7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5">
          <table:table-cell table:number-columns-repeated="5"/>
          <table:table-cell table:style-name="ce180"/>
          <table:table-cell table:number-columns-repeated="7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124" office:value-type="string" calcext:value-type="string">
            <text:p>T16KTR_TH<text:span text:style-name="T4">-H3R</text:span> [I_M]</text:p>
          </table:table-cell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123"/>
          <table:table-cell/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39]));OR(NOT(ISBLANK([.$F39]));OR(NOT(ISBLANK([.$G39]));NOT(ISBLANK([.$H39])))))" office:value-type="boolean" office:boolean-value="false" calcext:value-type="boolean">
            <text:p>FALSE</text:p>
          </table:table-cell>
          <table:table-cell table:style-name="ce126" table:formula="of:=OR(OR(OR(IF([.$P39]=1);IF([.$Q39]=1));IF([.$R39]=1));IF([.$S39]=1))" office:value-type="boolean" office:boolean-value="true" calcext:value-type="boolean">
            <text:p>TRUE</text:p>
          </table:table-cell>
          <table:table-cell table:style-name="ce128" table:formula="of:=AND(ISBLANK([.$E39]);NOT(ISBLANK([.$I39])))" office:value-type="boolean" office:boolean-value="true" calcext:value-type="boolean">
            <text:p>TRUE</text:p>
          </table:table-cell>
          <table:table-cell table:style-name="ce130" table:formula="of:=AND(AND(ISBLANK([.$E39]);AND(ISBLANK([.$F39]);AND(ISBLANK([.$G39]);ISBLANK([.$H39]))));NOT(ISBLANK([.$I39])))" office:value-type="boolean" office:boolean-value="true" calcext:value-type="boolean">
            <text:p>TRUE</text:p>
          </table:table-cell>
          <table:table-cell table:style-name="ce130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130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130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39">
            <calcext:condition calcext:apply-style-name="Bad" calcext:value="=1" calcext:base-cell-address="'Scratch - Commands'.N3"/>
          </calcext:conditional-format>
          <calcext:conditional-format calcext:target-range-address="'Scratch - Commands'.M6:'Scratch - Commands'.M8 'Scratch - Commands'.M3:'Scratch - Commands'.M4 'Scratch - Commands'.M14:'Scratch - Commands'.M15 'Scratch - Commands'.M21:'Scratch - Commands'.M22 'Scratch - Commands'.M10:'Scratch - Commands'.M11 'Scratch - Commands'.M17:'Scratch - Commands'.M17 'Scratch - Commands'.M19:'Scratch - Commands'.M19 'Scratch - Commands'.E38:'Scratch - Commands'.E38 'Scratch - Commands'.D39:'Scratch - Commands'.D39 'Scratch - Commands'.M39:'Scratch - Commands'.M39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/00/0000</text:date>, <text:time style:data-style-name="N2" text:time-value="20:22:42.6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1-23T21:08:21.219000000</dc:date>
    <meta:editing-duration>P8DT6H16M37S</meta:editing-duration>
    <meta:editing-cycles>878</meta:editing-cycles>
    <meta:document-statistic meta:table-count="6" meta:cell-count="2231" meta:object-count="0"/>
  </office:meta>
</office:document-meta>
</file>